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be5" officeooo:paragraph-rsid="001f1b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ltdown: Reading Kernel Memory from User Space</text:p>
      <text:p text:style-name="P1">Moritz Lipp 1 , Michael Schwarz 1 , Daniel Gruss 1 , Thomas Prescher 2 ,</text:p>
      <text:p text:style-name="P1">Werner Haas 2 , Anders Fogh 3 , Jann Horn 4 , Stefan Mangard 1 ,</text:p>
      <text:p text:style-name="P1">Paul Kocher 5 , Daniel Genkin 6,9 , Yuval Yarom 7 , Mike Hamburg 8</text:p>
      <text:p text:style-name="P1">1 Graz University of Technology, 2 Cyberus Technology GmbH,</text:p>
      <text:p text:style-name="P1">3 G-Data Advanced Analytics, 4 Google Project Zero,</text:p>
      <text:p text:style-name="P1">5 Independent (www.paulkocher.com), 6 University of Michigan,</text:p>
      <text:p text:style-name="P1">7 University of Adelaide &amp; Data61, 8 Rambus, Cryptography Research Division</text:p>
      <text:p text:style-name="P1">Abstract</text:p>
      <text:p text:style-name="P1">The security of computer systems fundamentally relies</text:p>
      <text:p text:style-name="P1">on memory isolation, e.g., kernel address ranges are</text:p>
      <text:p text:style-name="P1">marked as non-accessible and are protected from user</text:p>
      <text:p text:style-name="P1">access. In this paper, we present Meltdown. Meltdown</text:p>
      <text:p text:style-name="P1">exploits side effects of out-of-order execution on mod-</text:p>
      <text:p text:style-name="P1">ern processors to read arbitrary kernel-memory locations</text:p>
      <text:p text:style-name="P1">including personal data and passwords. Out-of-order</text:p>
      <text:p text:style-name="P1">execution is an indispensable performance feature and</text:p>
      <text:p text:style-name="P1">present in a wide range of modern processors. The attack</text:p>
      <text:p text:style-name="P1">is independent of the operating system, and it does not</text:p>
      <text:p text:style-name="P1">rely on any software vulnerabilities. Meltdown breaks</text:p>
      <text:p text:style-name="P1">all security guarantees provided by address space isola-</text:p>
      <text:p text:style-name="P1">tion as well as paravirtualized environments and, thus,</text:p>
      <text:p text:style-name="P1">every security mechanism building upon this foundation.</text:p>
      <text:p text:style-name="P1">On affected systems, Meltdown enables an adversary to</text:p>
      <text:p text:style-name="P1">read memory of other processes or virtual machines in</text:p>
      <text:p text:style-name="P1">the cloud without any permissions or privileges, affect-</text:p>
      <text:p text:style-name="P1">ing millions of customers and virtually every user of a</text:p>
      <text:p text:style-name="P1">personal computer. We show that the KAISER defense</text:p>
      <text:p text:style-name="P1">mechanism for KASLR has the important (but inadver-</text:p>
      <text:p text:style-name="P1">tent) side effect of impeding Meltdown. We stress that</text:p>
      <text:p text:style-name="P1">KAISER must be deployed immediately to prevent large-</text:p>
      <text:p text:style-name="P1">scale exploitation of this severe information leakage.</text:p>
      <text:p text:style-name="P1">1</text:p>
      <text:p text:style-name="P1">Introduction</text:p>
      <text:p text:style-name="P1">A central security feature of today’s operating systems</text:p>
      <text:p text:style-name="P1">is memory isolation. Operating systems ensure that user</text:p>
      <text:p text:style-name="P1">programs cannot access each other’s memory or kernel</text:p>
      <text:p text:style-name="P1">memory. This isolation is a cornerstone of our computing</text:p>
      <text:p text:style-name="P1">environments and allows running multiple applications at</text:p>
      <text:p text:style-name="P1">the same time on personal devices or executing processes</text:p>
      <text:p text:style-name="P1">of multiple users on a single machine in the cloud.</text:p>
      <text:p text:style-name="P1">On modern processors, the isolation between the ker-</text:p>
      <text:p text:style-name="P1">nel and user processes is typically realized by a supervi-</text:p>
      <text:p text:style-name="P1">sor bit of the processor that defines whether a memory</text:p>
      <text:p text:style-name="P1">page of the kernel can be accessed or not. The basic</text:p>
      <text:p text:style-name="P1">idea is that this bit can only be set when entering kernel</text:p>
      <text:p text:style-name="P1">code and it is cleared when switching to user processes.</text:p>
      <text:p text:style-name="P1">This hardware feature allows operating systems to map</text:p>
      <text:p text:style-name="P1">the kernel into the address space of every process and</text:p>
      <text:p text:style-name="P1">to have very efficient transitions from the user process</text:p>
      <text:p text:style-name="P1">to the kernel, e.g., for interrupt handling. Consequently,</text:p>
      <text:p text:style-name="P1">in practice, there is no change of the memory mapping</text:p>
      <text:p text:style-name="P1"><text:soft-page-break/>when switching from a user process to the kernel.</text:p>
      <text:p text:style-name="P1">In this work, we present Meltdown 10 . Meltdown is</text:p>
      <text:p text:style-name="P1">a novel attack that allows overcoming memory isolation</text:p>
      <text:p text:style-name="P1">completely by providing a simple way for any user pro-</text:p>
      <text:p text:style-name="P1">cess to read the entire kernel memory of the machine it</text:p>
      <text:p text:style-name="P1">executes on, including all physical memory mapped in</text:p>
      <text:p text:style-name="P1">the kernel region. Meltdown does not exploit any soft-</text:p>
      <text:p text:style-name="P1">ware vulnerability, i.e., it works on all major operating</text:p>
      <text:p text:style-name="P1">systems. Instead, Meltdown exploits side-channel infor-</text:p>
      <text:p text:style-name="P1">mation available on most modern processors, e.g., mod-</text:p>
      <text:p text:style-name="P1">ern Intel microarchitectures since 2010 and potentially</text:p>
      <text:p text:style-name="P1">on other CPUs of other vendors.</text:p>
      <text:p text:style-name="P1">While side-channel attacks typically require very spe-</text:p>
      <text:p text:style-name="P1">cific knowledge about the target application and are tai-</text:p>
      <text:p text:style-name="P1">lored to only leak information about its secrets, Melt-</text:p>
      <text:p text:style-name="P1">down allows an adversary who can run code on the vul-</text:p>
      <text:p text:style-name="P1">nerable processor to obtain a dump of the entire kernel</text:p>
      <text:p text:style-name="P1">address space, including any mapped physical memory.</text:p>
      <text:p text:style-name="P1">The root cause of the simplicity and strength of Melt-</text:p>
      <text:p text:style-name="P1">down are side effects caused by out-of-order execution.</text:p>
      <text:p text:style-name="P1">Out-of-order execution is an important performance</text:p>
      <text:p text:style-name="P1">feature of today’s processors in order to overcome laten-</text:p>
      <text:p text:style-name="P1">cies of busy execution units, e.g., a memory fetch unit</text:p>
      <text:p text:style-name="P1">needs to wait for data arrival from memory. Instead of</text:p>
      <text:p text:style-name="P1">stalling the execution, modern processors run operations</text:p>
      <text:p text:style-name="P1">out-of-order i.e., they look ahead and schedule subse-</text:p>
      <text:p text:style-name="P1">quent operations to idle execution units of the core. How-</text:p>
      <text:p text:style-name="P1">ever, such operations often have unwanted side-effects,</text:p>
      <text:p text:style-name="P1">e.g., timing differences [55, 63, 23] can leak information</text:p>
      <text:p text:style-name="P1">from both sequential and out-of-order execution.</text:p>
      <text:p text:style-name="P1">From a security perspective, one observation is partic-</text:p>
      <text:p text:style-name="P1">ularly significant: vulnerable out-of-order CPUs allow</text:p>
      <text:p text:style-name="P1">an unprivileged process to load data from a privileged</text:p>
      <text:p text:style-name="P1">(kernel or physical) address into a temporary CPU regis-</text:p>
      <text:p text:style-name="P1">ter. Moreover, the CPU even performs further computa-</text:p>
      <text:p text:style-name="P1">tions based on this register value, e.g., access to an array</text:p>
      <text:p text:style-name="P1">based on the register value. By simply discarding the</text:p>
      <text:p text:style-name="P1">results of the memory lookups (e.g., the modified regis-</text:p>
      <text:p text:style-name="P1">ter states), if it turns out that an instruction should not</text:p>
      <text:p text:style-name="P1">have been executed, the processor ensures correct pro-</text:p>
      <text:p text:style-name="P1">gram execution. Hence, on the architectural level (e.g.,</text:p>
      <text:p text:style-name="P1">the abstract definition of how the processor should per-</text:p>
      <text:p text:style-name="P1">form computations) no security problem arises.</text:p>
      <text:p text:style-name="P1">However, we observed that out-of-order memory</text:p>
      <text:p text:style-name="P1">lookups influence the cache, which in turn can be de-</text:p>
      <text:p text:style-name="P1">tected through the cache side channel. As a result, an</text:p>
      <text:p text:style-name="P1">attacker can dump the entire kernel memory by reading</text:p>
      <text:p text:style-name="P1">privileged memory in an out-of-order execution stream,</text:p>
      <text:p text:style-name="P1">and transmit the data from this elusive state via a mi-</text:p>
      <text:p text:style-name="P1">croarchitectural covert channel (e.g., Flush+Reload) to</text:p>
      <text:p text:style-name="P1">the outside world. On the receiving end of the covert</text:p>
      <text:p text:style-name="P1">channel, the register value is reconstructed. Hence, on</text:p>
      <text:p text:style-name="P1"><text:soft-page-break/>the microarchitectural level (e.g., the actual hardware im-</text:p>
      <text:p text:style-name="P1">plementation), there is an exploitable security problem.</text:p>
      <text:p text:style-name="P1">Meltdown breaks all security guarantees provided by</text:p>
      <text:p text:style-name="P1">the CPU’s memory isolation capabilities. We evaluated</text:p>
      <text:p text:style-name="P1">the attack on modern desktop machines and laptops, as</text:p>
      <text:p text:style-name="P1">well as servers in the cloud. Meltdown allows an unpriv-</text:p>
      <text:p text:style-name="P1">ileged process to read data mapped in the kernel address</text:p>
      <text:p text:style-name="P1">space, including the entire physical memory on Linux,</text:p>
      <text:p text:style-name="P1">Android and OS X, and a large fraction of the physi-</text:p>
      <text:p text:style-name="P1">cal memory on Windows. This may include the physical</text:p>
      <text:p text:style-name="P1">memory of other processes, the kernel, and in the case</text:p>
      <text:p text:style-name="P1">of kernel-sharing sandbox solutions (e.g., Docker, LXC)</text:p>
      <text:p text:style-name="P1">or Xen in paravirtualization mode, the memory of the</text:p>
      <text:p text:style-name="P1">kernel (or hypervisor), and other co-located instances.</text:p>
      <text:p text:style-name="P1">While the performance heavily depends on the specific</text:p>
      <text:p text:style-name="P1">machine, e.g., processor speed, TLB and cache sizes, and</text:p>
      <text:p text:style-name="P1">DRAM speed, we can dump arbitrary kernel and physi-</text:p>
      <text:p text:style-name="P1">cal memory with 3.2 KB/s to 503 KB/s. Hence, an enor-</text:p>
      <text:p text:style-name="P1">mous number of systems are affected.</text:p>
      <text:p text:style-name="P1">The countermeasure KAISER [20], developed initially</text:p>
      <text:p text:style-name="P1">to prevent side-channel attacks targeting KASLR, inad-</text:p>
      <text:p text:style-name="P1">vertently protects against Meltdown as well. Our evalu-</text:p>
      <text:p text:style-name="P1">ation shows that KAISER prevents Meltdown to a large</text:p>
      <text:p text:style-name="P1">extent. Consequently, we stress that it is of utmost im-</text:p>
      <text:p text:style-name="P1">portance to deploy KAISER on all operating systems im-</text:p>
      <text:p text:style-name="P1">mediately. Fortunately, during a responsible disclosure</text:p>
      <text:p text:style-name="P1">window, the three major operating systems (Windows,</text:p>
      <text:p text:style-name="P1">Linux, and OS X) implemented variants of KAISER and</text:p>
      <text:p text:style-name="P1">recently rolled out these patches.</text:p>
      <text:p text:style-name="P1">Meltdown is distinct from the Spectre Attacks [40] in</text:p>
      <text:p text:style-name="P1">several ways, notably that Spectre requires tailoring to</text:p>
      <text:p text:style-name="P1">the victim process’s software environment, but applies</text:p>
      <text:p text:style-name="P1">more broadly to CPUs and is not mitigated by KAISER.</text:p>
      <text:p text:style-name="P1">Contributions. The contributions of this work are:</text:p>
      <text:p text:style-name="P1">1. We describe out-of-order execution as a new, ex-</text:p>
      <text:p text:style-name="P1">tremely powerful, software-based side channel.</text:p>
      <text:p text:style-name="P1">2. We show how out-of-order execution can be com-</text:p>
      <text:p text:style-name="P1">bined with a microarchitectural covert channel to</text:p>
      <text:p text:style-name="P1">transfer the data from an elusive state to a receiver</text:p>
      <text:p text:style-name="P1">on the outside.</text:p>
      <text:p text:style-name="P1">3. We present an end-to-end attack combining out-of-</text:p>
      <text:p text:style-name="P1">order execution with exception handlers or TSX, to</text:p>
      <text:p text:style-name="P1">read arbitrary physical memory without any permis-</text:p>
      <text:p text:style-name="P1">sions or privileges, on laptops, desktop machines,</text:p>
      <text:p text:style-name="P1">mobile phones and on public cloud machines.</text:p>
      <text:p text:style-name="P1">4. We evaluate the performance of Meltdown and the</text:p>
      <text:p text:style-name="P1">effects of KAISER on it.</text:p>
      <text:p text:style-name="P1">Outline. The remainder of this paper is structured as</text:p>
      <text:p text:style-name="P1">follows: In Section 2, we describe the fundamental prob-</text:p>
      <text:p text:style-name="P1">lem which is introduced with out-of-order execution. In</text:p>
      <text:p text:style-name="P1">Section 3, we provide a toy example illustrating the side</text:p>
      <text:p text:style-name="P1">channel Meltdown exploits. In Section 4, we describe the</text:p>
      <text:p text:style-name="P1"><text:soft-page-break/>building blocks of Meltdown. We present the full attack</text:p>
      <text:p text:style-name="P1">in Section 5. In Section 6, we evaluate the performance</text:p>
      <text:p text:style-name="P1">of the Meltdown attack on several different systems and</text:p>
      <text:p text:style-name="P1">discuss its limitations. In Section 7, we discuss the ef-</text:p>
      <text:p text:style-name="P1">fects of the software-based KAISER countermeasure and</text:p>
      <text:p text:style-name="P1">propose solutions in hardware. In Section 8, we discuss</text:p>
      <text:p text:style-name="P1">related work and conclude our work in Section 9.</text:p>
      <text:p text:style-name="P1">2</text:p>
      <text:p text:style-name="P1">Background</text:p>
      <text:p text:style-name="P1">In this section, we provide background on out-of-order</text:p>
      <text:p text:style-name="P1">execution, address translation, and cache attacks.</text:p>
      <text:p text:style-name="P1">2.1</text:p>
      <text:p text:style-name="P1">Out-of-order execution</text:p>
      <text:p text:style-name="P1">Out-of-order execution is an optimization technique that</text:p>
      <text:p text:style-name="P1">allows maximizing the utilization of all execution units</text:p>
      <text:p text:style-name="P1">of a CPU core as exhaustive as possible. Instead of pro-</text:p>
      <text:p text:style-name="P1">cessing instructions strictly in the sequential program or-</text:p>
      <text:p text:style-name="P1">der, the CPU executes them as soon as all required re-</text:p>
      <text:p text:style-name="P1">sources are available. While the execution unit of the</text:p>
      <text:p text:style-name="P1">current operation is occupied, other execution units can</text:p>
      <text:p text:style-name="P1">run ahead. Hence, instructions can be run in parallel as</text:p>
      <text:p text:style-name="P1">long as their results follow the architectural definition.</text:p>
      <text:p text:style-name="P1">In practice, CPUs supporting out-of-order execution</text:p>
      <text:p text:style-name="P1">allow running operations speculatively to the extent that</text:p>
      <text:p text:style-name="P1">the processor’s out-of-order logic processes instructions</text:p>
      <text:p text:style-name="P1">before the CPU is certain that the instruction will be</text:p>
      <text:p text:style-name="P1">needed and committed. In this paper, we refer to spec-</text:p>
      <text:p text:style-name="P1">ulative execution in a more restricted meaning, where it</text:p>
      <text:p text:style-name="P1">refers to an instruction sequence following a branch, and</text:p>
      <text:p text:style-name="P1">use the term out-of-order execution to refer to any way</text:p>
      <text:p text:style-name="P1">of getting an operation executed before the processor has</text:p>
      <text:p text:style-name="P1">committed the results of all prior instructions.</text:p>
      <text:p text:style-name="P1">In 1967, Tomasulo [61] developed an algorithm that</text:p>
      <text:p text:style-name="P1">enabled dynamic scheduling of instructions to allow out-</text:p>
      <text:p text:style-name="P1">of-order execution. Tomasulo [61] introduced a unified</text:p>
      <text:p text:style-name="P1">reservation station that allows a CPU to use a data value</text:p>
      <text:p text:style-name="P1">as it has been computed instead of storing it in a reg-</text:p>
      <text:p text:style-name="P1">ister and re-reading it. The reservation station renames</text:p>
      <text:p text:style-name="P1">registers to allow instructions that operate on the same</text:p>
      <text:p text:style-name="P1">physical registers to use the last logical one to solve read-</text:p>
      <text:p text:style-name="P1">after-write (RAW), write-after-read (WAR) and write-</text:p>
      <text:p text:style-name="P1">after-write (WAW) hazards. Furthermore, the reserva-</text:p>
      <text:p text:style-name="P1">tion unit connects all execution units via a common data</text:p>
      <text:p text:style-name="P1">bus (CDB). If an operand is not available, the reservation</text:p>
      <text:p text:style-name="P1">unit can listen on the CDB until it is available and then</text:p>
      <text:p text:style-name="P1">directly begin the execution of the instruction.</text:p>
      <text:p text:style-name="P1">On the Intel architecture, the pipeline consists of the</text:p>
      <text:p text:style-name="P1">front-end, the execution engine (back-end) and the mem-</text:p>
      <text:p text:style-name="P1">ory subsystem [32]. x86 instructions are fetched by the</text:p>
      <text:p text:style-name="P1">front-end from memory and decoded to micro-operations</text:p>
      <text:p text:style-name="P1">(μOPs) which are continuously sent to the execution en-</text:p>
      <text:p text:style-name="P1">gine. Out-of-order execution is implemented within the</text:p>
      <text:p text:style-name="P1"><text:soft-page-break/>execution engine as illustrated in Figure 1. The Reorder</text:p>
      <text:p text:style-name="P1">Buffer is responsible for register allocation, register re-</text:p>
      <text:p text:style-name="P1">naming and retiring. Additionally, other optimizations</text:p>
      <text:p text:style-name="P1">like move elimination or the recognition of zeroing id-</text:p>
      <text:p text:style-name="P1">ioms are directly handled by the reorder buffer. The</text:p>
      <text:p text:style-name="P1">μOPs are forwarded to the Unified Reservation Station</text:p>
      <text:p text:style-name="P1">(Scheduler) that queues the operations on exit ports that</text:p>
      <text:p text:style-name="P1">are connected to Execution Units. Each execution unit</text:p>
      <text:p text:style-name="P1">can perform different tasks like ALU operations, AES</text:p>
      <text:p text:style-name="P1">operations, address generation units (AGU) or memory</text:p>
      <text:p text:style-name="P1">loads and stores. AGUs, as well as load and store execu-</text:p>
      <text:p text:style-name="P1">tion units, are directly connected to the memory subsys-</text:p>
      <text:p text:style-name="P1">tem to process its requests.</text:p>
      <text:p text:style-name="P1">Since CPUs usually do not run linear instruction</text:p>
      <text:p text:style-name="P1">streams, they have branch prediction units that are used</text:p>
      <text:p text:style-name="P1">to obtain an educated guess of which instruction is ex-</text:p>
      <text:p text:style-name="P1">ecuted next. Branch predictors try to determine which</text:p>
      <text:p text:style-name="P1">direction of a branch is taken before its condition is ac-</text:p>
      <text:p text:style-name="P1">tually evaluated. Instructions that lie on that path and do</text:p>
      <text:p text:style-name="P1">not have any dependencies can be executed in advance</text:p>
      <text:p text:style-name="P1">and their results immediately used if the prediction was</text:p>
      <text:p text:style-name="P1">correct. If the prediction was incorrect, the reorder buffer</text:p>
      <text:p text:style-name="P1">allows to rollback to a sane state by clearing the reorder</text:p>
      <text:p text:style-name="P1">buffer and re-initializing the unified reservation station.</text:p>
      <text:p text:style-name="P1">There are various approaches to predict a branch: With</text:p>
      <text:p text:style-name="P1">static branch prediction [28], the outcome is predicted</text:p>
      <text:p text:style-name="P1">solely based on the instruction itself. Dynamic branch</text:p>
      <text:p text:style-name="P1">prediction [8] gathers statistics at run-time to predict the</text:p>
      <text:p text:style-name="P1">outcome. One-level branch prediction uses a 1-bit or 2-</text:p>
      <text:p text:style-name="P1">bit counter to record the last outcome of a branch [45].</text:p>
      <text:p text:style-name="P1">Modern processors often use two-level adaptive predic-</text:p>
      <text:p text:style-name="P1">tors [64] with a history of the last n outcomes, allowing to</text:p>
      <text:p text:style-name="P1">predict regularly recurring patterns. More recently, ideas</text:p>
      <text:p text:style-name="P1">to use neural branch prediction [62, 38, 60] have been</text:p>
      <text:p text:style-name="P1">picked up and integrated into CPU architectures [9].</text:p>
      <text:p text:style-name="P1">2.2</text:p>
      <text:p text:style-name="P1">Address Spaces</text:p>
      <text:p text:style-name="P1">To isolate processes from each other, CPUs support vir-</text:p>
      <text:p text:style-name="P1">tual address spaces where virtual addresses are translated</text:p>
      <text:p text:style-name="P1">to physical addresses. A virtual address space is divided</text:p>
      <text:p text:style-name="P1">into a set of pages that can be individually mapped to</text:p>
      <text:p text:style-name="P1">physical memory through a multi-level page translation</text:p>
      <text:p text:style-name="P1">table. The translation tables define the actual virtual</text:p>
      <text:p text:style-name="P1">to physical mapping and also protection properties that</text:p>
      <text:p text:style-name="P1">are used to enforce privilege checks, such as readable,</text:p>
      <text:p text:style-name="P1">writable, executable and user-accessible. The currently</text:p>
      <text:p text:style-name="P1">used translation table is held in a special CPU register.</text:p>
      <text:p text:style-name="P1">On each context switch, the operating system updates</text:p>
      <text:p text:style-name="P1">this register with the next process’ translation table ad-</text:p>
      <text:p text:style-name="P1">dress in order to implement per-process virtual address</text:p>
      <text:p text:style-name="P1">spaces. Because of that, each process can only reference</text:p>
      <text:p text:style-name="P1">data that belongs to its virtual address space. Each vir-</text:p>
      <text:p text:style-name="P1"><text:soft-page-break/>tual address space itself is split into a user and a kernel</text:p>
      <text:p text:style-name="P1">part. While the user address space can be accessed by the</text:p>
      <text:p text:style-name="P1">running application, the kernel address space can only be</text:p>
      <text:p text:style-name="P1">accessed if the CPU is running in privileged mode. This</text:p>
      <text:p text:style-name="P1">is enforced by the operating system disabling the user-</text:p>
      <text:p text:style-name="P1">accessible property of the corresponding translation ta-</text:p>
      <text:p text:style-name="P1">bles. The kernel address space does not only have mem-</text:p>
      <text:p text:style-name="P1">ory mapped for the kernel’s own usage, but it also needs</text:p>
      <text:p text:style-name="P1">to perform operations on user pages, e.g., filling them</text:p>
      <text:p text:style-name="P1">with data. Consequently, the entire physical memory is</text:p>
      <text:p text:style-name="P1">typically mapped in the kernel. On Linux and OS X, this</text:p>
      <text:p text:style-name="P1">is done via a direct-physical map, i.e., the entire physi-</text:p>
      <text:p text:style-name="P1">cal memory is directly mapped to a pre-defined virtual</text:p>
      <text:p text:style-name="P1">address (cf. Figure 2).</text:p>
      <text:p text:style-name="P1">Instead of a direct-physical map, Windows maintains</text:p>
      <text:p text:style-name="P1">a multiple so-called paged pools, non-paged pools, and</text:p>
      <text:p text:style-name="P1">the system cache. These pools are virtual memory re-</text:p>
      <text:p text:style-name="P1">gions in the kernel address space mapping physical pages</text:p>
      <text:p text:style-name="P1">to virtual addresses which are either required to remain</text:p>
      <text:p text:style-name="P1">in the memory (non-paged pool) or can be removed from</text:p>
      <text:p text:style-name="P1">the memory because a copy is already stored on the disk</text:p>
      <text:p text:style-name="P1">(paged pool). The system cache further contains map-</text:p>
      <text:p text:style-name="P1">pings of all file-backed pages. Combined, these memory</text:p>
      <text:p text:style-name="P1">pools will typically map a large fraction of the physical</text:p>
      <text:p text:style-name="P1">memory into the kernel address space of every process.</text:p>
      <text:p text:style-name="P1">The exploitation of memory corruption bugs often re-</text:p>
      <text:p text:style-name="P1">quires knowledge of addresses of specific data. In or-</text:p>
      <text:p text:style-name="P1">der to impede such attacks, address space layout ran-</text:p>
      <text:p text:style-name="P1">domization (ASLR) has been introduced as well as non-</text:p>
      <text:p text:style-name="P1">executable stacks and stack canaries. To protect the</text:p>
      <text:p text:style-name="P1">kernel, kernel ASLR (KASLR) randomizes the offsets</text:p>
      <text:p text:style-name="P1">where drivers are located on every boot, making attacks</text:p>
      <text:p text:style-name="P1">harder as they now require to guess the location of kernel</text:p>
      <text:p text:style-name="P1">data structures. However, side-channel attacks allow to</text:p>
      <text:p text:style-name="P1">detect the exact location of kernel data structures [21, 29,</text:p>
      <text:p text:style-name="P1">37] or derandomize ASLR in JavaScript [16]. A com-</text:p>
      <text:p text:style-name="P1">bination of a software bug and the knowledge of these</text:p>
      <text:p text:style-name="P1">addresses can lead to privileged code execution.</text:p>
      <text:p text:style-name="P1">2.3</text:p>
      <text:p text:style-name="P1">Cache Attacks</text:p>
      <text:p text:style-name="P1">In order to speed-up memory accesses and address trans-</text:p>
      <text:p text:style-name="P1">lation, the CPU contains small memory buffers, called</text:p>
      <text:p text:style-name="P1">caches, that store frequently used data. CPU caches hide</text:p>
      <text:p text:style-name="P1">slow memory access latencies by buffering frequently</text:p>
      <text:p text:style-name="P1">used data in smaller and faster internal memory. Mod-</text:p>
      <text:p text:style-name="P1">ern CPUs have multiple levels of caches that are either</text:p>
      <text:p text:style-name="P1">private per core or shared among them. Address space</text:p>
      <text:p text:style-name="P1">translation tables are also stored in memory and, thus,</text:p>
      <text:p text:style-name="P1">also cached in the regular caches.</text:p>
      <text:p text:style-name="P1">Cache side-channel attacks exploit timing differences</text:p>
      <text:p text:style-name="P1">that are introduced by the caches. Different cache attack</text:p>
      <text:p text:style-name="P1">techniques have been proposed and demonstrated in the</text:p>
      <text:p text:style-name="P1"><text:soft-page-break/>past, including Evict+Time [55], Prime+Probe [55, 56],</text:p>
      <text:p text:style-name="P1">and Flush+Reload [63]. Flush+Reload attacks work on</text:p>
      <text:p text:style-name="P1">a single cache line granularity. These attacks exploit the</text:p>
      <text:p text:style-name="P1">shared, inclusive last-level cache. An attacker frequently</text:p>
      <text:p text:style-name="P1">flushes a targeted memory location using the clflush</text:p>
      <text:p text:style-name="P1">instruction. By measuring the time it takes to reload the</text:p>
      <text:p text:style-name="P1">data, the attacker determines whether data was loaded</text:p>
      <text:p text:style-name="P1">into the cache by another process in the meantime. The</text:p>
      <text:p text:style-name="P1">Flush+Reload attack has been used for attacks on various</text:p>
      <text:p text:style-name="P1">computations, e.g., cryptographic algorithms [63, 36, 4],</text:p>
      <text:p text:style-name="P1">web server function calls [65], user input [23, 47, 58],</text:p>
      <text:p text:style-name="P1">and kernel addressing information [21].</text:p>
      <text:p text:style-name="P1">A special use case of a side-channel attack is a covert</text:p>
      <text:p text:style-name="P1">channel. Here the attacker controls both, the part that in-</text:p>
      <text:p text:style-name="P1">duces the side effect, and the part that measures the side</text:p>
      <text:p text:style-name="P1">effect. This can be used to leak information from one</text:p>
      <text:p text:style-name="P1">security domain to another, while bypassing any bound-</text:p>
      <text:p text:style-name="P1">aries existing on the architectural level or above. Both</text:p>
      <text:p text:style-name="P1">Prime+Probe and Flush+Reload have been used in high-</text:p>
      <text:p text:style-name="P1">performance covert channels [48, 52, 22].</text:p>
      <text:p text:style-name="P1">3</text:p>
      <text:p text:style-name="P1">A Toy Example</text:p>
      <text:p text:style-name="P1">In this section, we start with a toy example, i.e., a simple</text:p>
      <text:p text:style-name="P1">code snippet, to illustrate that out-of-order execution can</text:p>
      <text:p text:style-name="P1">change the microarchitectural state in a way that leaks</text:p>
      <text:p text:style-name="P1">information. However, despite its simplicity, it is used as</text:p>
      <text:p text:style-name="P1">a basis for Section 4 and Section 5, where we show how</text:p>
      <text:p text:style-name="P1">this change in state can be exploited for an attack.</text:p>
      <text:p text:style-name="P1">Listing 1 shows a simple code snippet first raising an</text:p>
      <text:p text:style-name="P1">(unhandled) exception and then accessing an array. The</text:p>
      <text:p text:style-name="P1">property of an exception is that the control flow does not</text:p>
      <text:p text:style-name="P1">continue with the code after the exception, but jumps to</text:p>
      <text:p text:style-name="P1">an exception handler in the operating system. Regardless</text:p>
      <text:p text:style-name="P1">of whether this exception is raised due to a memory ac-</text:p>
      <text:p text:style-name="P1">cess, e.g., by accessing an invalid address, or due to any</text:p>
      <text:p text:style-name="P1">other CPU exception, e.g., a division by zero, the control</text:p>
      <text:p text:style-name="P1">flow continues in the kernel and not with the next user</text:p>
      <text:p text:style-name="P1">space instruction.</text:p>
      <text:p text:style-name="P1">Thus, our toy example cannot access the array in the-</text:p>
      <text:p text:style-name="P1">ory, as the exception immediately traps to the kernel and</text:p>
      <text:p text:style-name="P1">terminates the application. However, due to the out-of-</text:p>
      <text:p text:style-name="P1">order execution, the CPU might have already executed</text:p>
      <text:p text:style-name="P1">the following instructions as there is no dependency on</text:p>
      <text:p text:style-name="P1">the instruction triggering the exception. This is illus-</text:p>
      <text:p text:style-name="P1">trated in Figure 3. Due to the exception, the instructions</text:p>
      <text:p text:style-name="P1">executed out of order are not retired and, thus, never have</text:p>
      <text:p text:style-name="P1">architectural effects.</text:p>
      <text:p text:style-name="P1">Although the instructions executed out of order do not</text:p>
      <text:p text:style-name="P1">have any visible architectural effect on registers or mem-</text:p>
      <text:p text:style-name="P1">ory, they have microarchitectural side effects. During the</text:p>
      <text:p text:style-name="P1">out-of-order execution, the referenced memory is fetched</text:p>
      <text:p text:style-name="P1">into a register and also stored in the cache. If the out-</text:p>
      <text:p text:style-name="P1"><text:soft-page-break/>of-order execution has to be discarded, the register and</text:p>
      <text:p text:style-name="P1">memory contents are never committed. Nevertheless, the</text:p>
      <text:p text:style-name="P1">cached memory contents are kept in the cache. We can</text:p>
      <text:p text:style-name="P1">leverage a microarchitectural side-channel attack such</text:p>
      <text:p text:style-name="P1">as Flush+Reload [63], which detects whether a specific</text:p>
      <text:p text:style-name="P1">memory location is cached, to make this microarchitec-</text:p>
      <text:p text:style-name="P1">tural state visible. Other side channels can also detect</text:p>
      <text:p text:style-name="P1">whether a specific memory location is cached, including</text:p>
      <text:p text:style-name="P1">Prime+Probe [55, 48, 52], Evict+Reload [47], or Flush+</text:p>
      <text:p text:style-name="P1">Flush [22]. As Flush+Reload is the most accurate known</text:p>
      <text:p text:style-name="P1">cache side channel and is simple to implement, we do not</text:p>
      <text:p text:style-name="P1">consider any other side channel for this example.</text:p>
      <text:p text:style-name="P1">Based on the value of data in this example, a different</text:p>
      <text:p text:style-name="P1">part of the cache is accessed when executing the memory</text:p>
      <text:p text:style-name="P1">access out of order. As data is multiplied by 4096, data</text:p>
      <text:p text:style-name="P1">accesses to probe array are scattered over the array</text:p>
      <text:p text:style-name="P1">with a distance of 4 KB (assuming an 1 B data type for</text:p>
      <text:p text:style-name="P1">probe array). Thus, there is an injective mapping from</text:p>
      <text:p text:style-name="P1">the value of data to a memory page, i.e., different values</text:p>
      <text:p text:style-name="P1">for data never result in an access to the same page. Con-</text:p>
      <text:p text:style-name="P1">sequently, if a cache line of a page is cached, we know</text:p>
      <text:p text:style-name="P1">the value of data. The spreading over pages eliminates</text:p>
      <text:p text:style-name="P1">false positives due to the prefetcher, as the prefetcher</text:p>
      <text:p text:style-name="P1">cannot access data across page boundaries [32].</text:p>
      <text:p text:style-name="P1">Figure 4 shows the result of a Flush+Reload measure-</text:p>
      <text:p text:style-name="P1">ment iterating over all pages, after executing the out-of-</text:p>
      <text:p text:style-name="P1">order snippet with data = 84. Although the array ac-</text:p>
      <text:p text:style-name="P1">cess should not have happened due to the exception, we</text:p>
      <text:p text:style-name="P1">can clearly see that the index which would have been ac-</text:p>
      <text:p text:style-name="P1">cessed is cached. Iterating over all pages (e.g., in the</text:p>
      <text:p text:style-name="P1">exception handler) shows only a cache hit for page 84</text:p>
      <text:p text:style-name="P1">This shows that even instructions which are never actu-</text:p>
      <text:p text:style-name="P1">ally executed, change the microarchitectural state of the</text:p>
      <text:p text:style-name="P1">CPU. Section 4 modifies this toy example not to read a</text:p>
      <text:p text:style-name="P1">value but to leak an inaccessible secret.</text:p>
      <text:p text:style-name="P1">4</text:p>
      <text:p text:style-name="P1">Building Blocks of the Attack</text:p>
      <text:p text:style-name="P1">The toy example in Section 3 illustrated that side-effects</text:p>
      <text:p text:style-name="P1">of out-of-order execution can modify the microarchitec-</text:p>
      <text:p text:style-name="P1">tural state to leak information. While the code snippet</text:p>
      <text:p text:style-name="P1">reveals the data value passed to a cache-side channel, we</text:p>
      <text:p text:style-name="P1">want to show how this technique can be leveraged to leak</text:p>
      <text:p text:style-name="P1">otherwise inaccessible secrets. In this section, we want</text:p>
      <text:p text:style-name="P1">to generalize and discuss the necessary building blocks</text:p>
      <text:p text:style-name="P1">to exploit out-of-order execution for an attack.</text:p>
      <text:p text:style-name="P1">The adversary targets a secret value that is kept some-</text:p>
      <text:p text:style-name="P1">where in physical memory. Note that register contents</text:p>
      <text:p text:style-name="P1">are also stored in memory upon context switches, i.e.,</text:p>
      <text:p text:style-name="P1">they are also stored in physical memory. As described in</text:p>
      <text:p text:style-name="P1">Section 2.2, the address space of every process typically</text:p>
      <text:p text:style-name="P1">includes the entire user space, as well as the entire kernel</text:p>
      <text:p text:style-name="P1">space, which typically also has all physical memory (in-</text:p>
      <text:p text:style-name="P1"><text:soft-page-break/>use) mapped. However, these memory regions are only</text:p>
      <text:p text:style-name="P1">accessible in privileged mode (cf. Section 2.2).</text:p>
      <text:p text:style-name="P1">In this work, we demonstrate leaking secrets by by-</text:p>
      <text:p text:style-name="P1">passing the privileged-mode isolation, giving an attacker</text:p>
      <text:p text:style-name="P1">full read access to the entire kernel space, including</text:p>
      <text:p text:style-name="P1">any physical memory mapped and, thus, the physical</text:p>
      <text:p text:style-name="P1">memory of any other process and the kernel. Note that</text:p>
      <text:p text:style-name="P1">Kocher et al. [40] pursue an orthogonal approach, called</text:p>
      <text:p text:style-name="P1">Spectre Attacks, which trick speculatively executed in-</text:p>
      <text:p text:style-name="P1">structions into leaking information that the victim pro-</text:p>
      <text:p text:style-name="P1">cess is authorized to access. As a result, Spectre Attacks</text:p>
      <text:p text:style-name="P1">lack the privilege escalation aspect of Meltdown and re-</text:p>
      <text:p text:style-name="P1">quire tailoring to the victim process’s software environ-</text:p>
      <text:p text:style-name="P1">ment, but apply more broadly to CPUs that support spec-</text:p>
      <text:p text:style-name="P1">ulative execution and are not prevented by KAISER.</text:p>
      <text:p text:style-name="P1">The full Meltdown attack consists of two building</text:p>
      <text:p text:style-name="P1">blocks, as illustrated in Figure 5. The first building block</text:p>
      <text:p text:style-name="P1">of Meltdown is to make the CPU execute one or more</text:p>
      <text:p text:style-name="P1">instructions that would never occur in the executed path.</text:p>
      <text:p text:style-name="P1">In the toy example (cf. Section 3), this is an access to</text:p>
      <text:p text:style-name="P1">an array, which would normally never be executed, as</text:p>
      <text:p text:style-name="P1">the previous instruction always raises an exception. We</text:p>
      <text:p text:style-name="P1">call such an instruction, which is executed out of order</text:p>
      <text:p text:style-name="P1">and leaving measurable side effects, a transient instruc-</text:p>
      <text:p text:style-name="P1">tion. Furthermore, we call any sequence of instructions</text:p>
      <text:p text:style-name="P1">containing at least one transient instruction a transient</text:p>
      <text:p text:style-name="P1">instruction sequence.</text:p>
      <text:p text:style-name="P1">In order to leverage transient instructions for an attack,</text:p>
      <text:p text:style-name="P1">the transient instruction sequence must utilize a secret</text:p>
      <text:p text:style-name="P1">value that an attacker wants to leak. Section 4.1 describes</text:p>
      <text:p text:style-name="P1">building blocks to run a transient instruction sequence</text:p>
      <text:p text:style-name="P1">with a dependency on a secret value.</text:p>
      <text:p text:style-name="P1">The second building block of Meltdown is to transfer</text:p>
      <text:p text:style-name="P1">the microarchitectural side effect of the transient instruc-</text:p>
      <text:p text:style-name="P1">tion sequence to an architectural state to further process</text:p>
      <text:p text:style-name="P1">the leaked secret. Thus, the second building described</text:p>
      <text:p text:style-name="P1">in Section 4.2 describes building blocks to transfer a mi-</text:p>
      <text:p text:style-name="P1">croarchitectural side effect to an architectural state using</text:p>
      <text:p text:style-name="P1">a covert channel.</text:p>
      <text:p text:style-name="P1">4.1</text:p>
      <text:p text:style-name="P1">Executing Transient Instructions</text:p>
      <text:p text:style-name="P1">The first building block of Meltdown is the execution</text:p>
      <text:p text:style-name="P1">of transient instructions. Transient instructions occur all</text:p>
      <text:p text:style-name="P1">the time, as the CPU continuously runs ahead of the</text:p>
      <text:p text:style-name="P1">current instruction to minimize the experienced latency</text:p>
      <text:p text:style-name="P1">and, thus, to maximize the performance (cf. Section 2.1).</text:p>
      <text:p text:style-name="P1">Transient instructions introduce an exploitable side chan-</text:p>
      <text:p text:style-name="P1">nel if their operation depends on a secret value. We focus</text:p>
      <text:p text:style-name="P1">on addresses that are mapped within the attacker’s pro-</text:p>
      <text:p text:style-name="P1">cess, i.e., the user-accessible user space addresses as well</text:p>
      <text:p text:style-name="P1">as the user-inaccessible kernel space addresses. Note that</text:p>
      <text:p text:style-name="P1">attacks targeting code that is executed within the context</text:p>
      <text:p text:style-name="P1"><text:soft-page-break/>(i.e., address space) of another process are possible [40],</text:p>
      <text:p text:style-name="P1">but out of scope in this work, since all physical memory</text:p>
      <text:p text:style-name="P1">(including the memory of other processes) can be read</text:p>
      <text:p text:style-name="P1">through the kernel address space regardless.</text:p>
      <text:p text:style-name="P1">Accessing user-inaccessible pages, such as kernel</text:p>
      <text:p text:style-name="P1">pages, triggers an exception which generally terminates</text:p>
      <text:p text:style-name="P1">the application. If the attacker targets a secret at a user-</text:p>
      <text:p text:style-name="P1">inaccessible address, the attacker has to cope with this</text:p>
      <text:p text:style-name="P1">exception. We propose two approaches: With excep-</text:p>
      <text:p text:style-name="P1">tion handling, we catch the exception effectively occur-</text:p>
      <text:p text:style-name="P1">ring after executing the transient instruction sequence,</text:p>
      <text:p text:style-name="P1">and with exception suppression, we prevent the excep-</text:p>
      <text:p text:style-name="P1">tion from occurring at all and instead redirect the control</text:p>
      <text:p text:style-name="P1">flow after executing the transient instruction sequence.</text:p>
      <text:p text:style-name="P1">We discuss these approaches in detail in the following.</text:p>
      <text:p text:style-name="P1">Exception handling. A trivial approach is to fork the</text:p>
      <text:p text:style-name="P1">attacking application before accessing the invalid mem-</text:p>
      <text:p text:style-name="P1">ory location that terminates the process and only access</text:p>
      <text:p text:style-name="P1">the invalid memory location in the child process. The</text:p>
      <text:p text:style-name="P1">CPU executes the transient instruction sequence in the</text:p>
      <text:p text:style-name="P1">child process before crashing. The parent process can</text:p>
      <text:p text:style-name="P1">then recover the secret by observing the microarchitec-</text:p>
      <text:p text:style-name="P1">tural state, e.g., through a side-channel.</text:p>
      <text:p text:style-name="P1">It is also possible to install a signal handler that is exe-</text:p>
      <text:p text:style-name="P1">cuted when a certain exception occurs, e.g., a segmenta-</text:p>
      <text:p text:style-name="P1">tion fault. This allows the attacker to issue the instruction</text:p>
      <text:p text:style-name="P1">sequence and prevent the application from crashing, re-</text:p>
      <text:p text:style-name="P1">ducing the overhead as no new process has to be created.</text:p>
      <text:p text:style-name="P1">Exception suppression. A different approach to deal</text:p>
      <text:p text:style-name="P1">with exceptions is to prevent them from being raised in</text:p>
      <text:p text:style-name="P1">the first place. Transactional memory allows to group</text:p>
      <text:p text:style-name="P1">memory accesses into one seemingly atomic operation,</text:p>
      <text:p text:style-name="P1">giving the option to roll-back to a previous state if an er-</text:p>
      <text:p text:style-name="P1">ror occurs. If an exception occurs within the transaction,</text:p>
      <text:p text:style-name="P1">the architectural state is reset, and the program execution</text:p>
      <text:p text:style-name="P1">continues without disruption.</text:p>
      <text:p text:style-name="P1">Furthermore, speculative execution issues instructions</text:p>
      <text:p text:style-name="P1">that might not occur on the executed code path due to</text:p>
      <text:p text:style-name="P1">a branch misprediction. Such instructions depending on</text:p>
      <text:p text:style-name="P1">a preceding conditional branch can be speculatively ex-</text:p>
      <text:p text:style-name="P1">ecuted. Thus, the invalid memory access is put within</text:p>
      <text:p text:style-name="P1">a speculative instruction sequence that is only executed</text:p>
      <text:p text:style-name="P1">if a prior branch condition evaluates to true. By making</text:p>
      <text:p text:style-name="P1">sure that the condition never evaluates to true in the ex-</text:p>
      <text:p text:style-name="P1">ecuted code path, we can suppress the occurring excep-</text:p>
      <text:p text:style-name="P1">tion as the memory access is only executed speculatively.</text:p>
      <text:p text:style-name="P1">This technique may require sophisticated training of the</text:p>
      <text:p text:style-name="P1">branch predictor. Kocher et al. [40] pursue this approach</text:p>
      <text:p text:style-name="P1">in orthogonal work, since this construct can frequently</text:p>
      <text:p text:style-name="P1">be found in code of other processes.</text:p>
      <text:p text:style-name="P1">4.2</text:p>
      <text:p text:style-name="P1">Building a Covert Channel</text:p>
      <text:p text:style-name="P1"><text:soft-page-break/>The second building block of Meltdown is the transfer</text:p>
      <text:p text:style-name="P1">of the microarchitectural state, which was changed by</text:p>
      <text:p text:style-name="P1">the transient instruction sequence, into an architectural</text:p>
      <text:p text:style-name="P1">state (cf. Figure 5). The transient instruction sequence</text:p>
      <text:p text:style-name="P1">can be seen as the sending end of a microarchitectural</text:p>
      <text:p text:style-name="P1">covert channel. The receiving end of the covert channel</text:p>
      <text:p text:style-name="P1">receives the microarchitectural state change and deduces</text:p>
      <text:p text:style-name="P1">the secret from the state. Note that the receiver is not</text:p>
      <text:p text:style-name="P1">part of the transient instruction sequence and can be a</text:p>
      <text:p text:style-name="P1">different thread or even a different process e.g., the parent</text:p>
      <text:p text:style-name="P1">process in the fork-and-crash approach.</text:p>
      <text:p text:style-name="P1">We leverage techniques from cache attacks, as the</text:p>
      <text:p text:style-name="P1">cache state is a microarchitectural state which can be re-</text:p>
      <text:p text:style-name="P1">liably transferred into an architectural state using vari-</text:p>
      <text:p text:style-name="P1">ous techniques [55, 63, 22]. Specifically, we use Flush+</text:p>
      <text:p text:style-name="P1">Reload [63], as it allows to build a fast and low-noise</text:p>
      <text:p text:style-name="P1">covert channel. Thus, depending on the secret value, the</text:p>
      <text:p text:style-name="P1">transient instruction sequence (cf. Section 4.1) performs</text:p>
      <text:p text:style-name="P1">a regular memory access, e.g., as it does in the toy exam-</text:p>
      <text:p text:style-name="P1">ple (cf. Section 3).</text:p>
      <text:p text:style-name="P1">After the transient instruction sequence accessed an</text:p>
      <text:p text:style-name="P1">accessible address, i.e., this is the sender of the covert</text:p>
      <text:p text:style-name="P1">channel; the address is cached for subsequent accesses.</text:p>
      <text:p text:style-name="P1">The receiver can then monitor whether the address has</text:p>
      <text:p text:style-name="P1">been loaded into the cache by measuring the access time</text:p>
      <text:p text:style-name="P1">to the address. Thus, the sender can transmit a ‘1’-bit by</text:p>
      <text:p text:style-name="P1">accessing an address which is loaded into the monitored</text:p>
      <text:p text:style-name="P1">cache, and a ‘0’-bit by not accessing such an address.</text:p>
      <text:p text:style-name="P1">Using multiple different cache lines, as in our toy ex-</text:p>
      <text:p text:style-name="P1">ample in Section 3, allows to transmit multiple bits at</text:p>
      <text:p text:style-name="P1">once. For every of the 256 different byte values, the</text:p>
      <text:p text:style-name="P1">sender accesses a different cache line. By performing</text:p>
      <text:p text:style-name="P1">a Flush+Reload attack on all of the 256 possible cache</text:p>
      <text:p text:style-name="P1">lines, the receiver can recover a full byte instead of just</text:p>
      <text:p text:style-name="P1">one bit. However, since the Flush+Reload attack takes</text:p>
      <text:p text:style-name="P1">much longer (typically several hundred cycles) than the</text:p>
      <text:p text:style-name="P1">transient instruction sequence, transmitting only a single</text:p>
      <text:p text:style-name="P1">bit at once is more efficient. The attacker can simply do</text:p>
      <text:p text:style-name="P1">that by shifting and masking the secret value accordingly.</text:p>
      <text:p text:style-name="P1">Note that the covert channel is not limited to microar-</text:p>
      <text:p text:style-name="P1">chitectural states which rely on the cache. Any microar-</text:p>
      <text:p text:style-name="P1">chitectural state which can be influenced by an instruc-</text:p>
      <text:p text:style-name="P1">tion (sequence) and is observable through a side channel</text:p>
      <text:p text:style-name="P1">can be used to build the sending end of a covert channel.</text:p>
      <text:p text:style-name="P1">The sender could, for example, issue an instruction (se-</text:p>
      <text:p text:style-name="P1">quence) which occupies a certain execution port such as</text:p>
      <text:p text:style-name="P1">the ALU to send a ‘1’-bit. The receiver measures the la-</text:p>
      <text:p text:style-name="P1">tency when executing an instruction (sequence) on the</text:p>
      <text:p text:style-name="P1">same execution port. A high latency implies that the</text:p>
      <text:p text:style-name="P1">sender sends a ‘1’-bit, whereas a low latency implies</text:p>
      <text:p text:style-name="P1">that sender sends a ‘0’-bit. The advantage of the Flush+</text:p>
      <text:p text:style-name="P1">Reload cache covert channel is the noise resistance and</text:p>
      <text:p text:style-name="P1"><text:soft-page-break/>the high transmission rate [22]. Furthermore, the leakage</text:p>
      <text:p text:style-name="P1">can be observed from any CPU core [63], i.e., reschedul-</text:p>
      <text:p text:style-name="P1">ing events do not significantly affect the covert channel.</text:p>
      <text:p text:style-name="P1">5</text:p>
      <text:p text:style-name="P1">Meltdown</text:p>
      <text:p text:style-name="P1">In this section, we present Meltdown, a powerful at-</text:p>
      <text:p text:style-name="P1">tack allowing to read arbitrary physical memory from</text:p>
      <text:p text:style-name="P1">an unprivileged user program, comprised of the build-</text:p>
      <text:p text:style-name="P1">ing blocks presented in Section 4. First, we discuss the</text:p>
      <text:p text:style-name="P1">attack setting to emphasize the wide applicability of this</text:p>
      <text:p text:style-name="P1">attack. Second, we present an attack overview, show-</text:p>
      <text:p text:style-name="P1">ing how Meltdown can be mounted on both Windows</text:p>
      <text:p text:style-name="P1">and Linux on personal computers, on Android on mo-</text:p>
      <text:p text:style-name="P1">bile phones as well as in the cloud. Finally, we discuss a</text:p>
      <text:p text:style-name="P1">concrete implementation of Meltdown allowing to dump</text:p>
      <text:p text:style-name="P1">arbitrary kernel memory with 3.2 KB/s to 503 KB/s.</text:p>
      <text:p text:style-name="P1">Attack setting. In our attack, we consider personal</text:p>
      <text:p text:style-name="P1">computers and virtual machines in the cloud. In the</text:p>
      <text:p text:style-name="P1">attack scenario, the attacker has arbitrary unprivileged</text:p>
      <text:p text:style-name="P1">code execution on the attacked system, i.e., the attacker</text:p>
      <text:p text:style-name="P1">can run any code with the privileges of a normal user.</text:p>
      <text:p text:style-name="P1">However, the attacker has no physical access to the ma-</text:p>
      <text:p text:style-name="P1">chine. Furthermore, we assume that the system is fully</text:p>
      <text:p text:style-name="P1">protected with state-of-the-art software-based defenses</text:p>
      <text:p text:style-name="P1">such as ASLR and KASLR as well as CPU features like</text:p>
      <text:p text:style-name="P1">SMAP, SMEP, NX, and PXN. Most importantly, we as-</text:p>
      <text:p text:style-name="P1">sume a completely bug-free operating system, thus, no</text:p>
      <text:p text:style-name="P1">software vulnerability exists that can be exploited to gain</text:p>
      <text:p text:style-name="P1">kernel privileges or leak information. The attacker tar-</text:p>
      <text:p text:style-name="P1">gets secret user data, e.g., passwords and private keys, or</text:p>
      <text:p text:style-name="P1">any other valuable information.</text:p>
      <text:p text:style-name="P1">5.1</text:p>
      <text:p text:style-name="P1">Attack Description</text:p>
      <text:p text:style-name="P1">Meltdown combines the two building blocks discussed</text:p>
      <text:p text:style-name="P1">in Section 4. First, an attacker makes the CPU execute</text:p>
      <text:p text:style-name="P1">a transient instruction sequence which uses an inacces-</text:p>
      <text:p text:style-name="P1">sible secret value stored somewhere in physical memory</text:p>
      <text:p text:style-name="P1">(cf. Section 4.1). The transient instruction sequence acts</text:p>
      <text:p text:style-name="P1">as the transmitter of a covert channel (cf. Section 4.2),</text:p>
      <text:p text:style-name="P1">ultimately leaking the secret value to the attacker.</text:p>
      <text:p text:style-name="P1">Meltdown consists of 3 steps:</text:p>
      <text:p text:style-name="P1">Step 1 The content of an attacker-chosen memory loca-</text:p>
      <text:p text:style-name="P1">tion, which is inaccessible to the attacker, is loaded</text:p>
      <text:p text:style-name="P1">into a register.</text:p>
      <text:p text:style-name="P1">Step 2 A transient instruction accesses a cache line</text:p>
      <text:p text:style-name="P1">based on the secret content of the register.</text:p>
      <text:p text:style-name="P1">Step 3 The attacker uses Flush+Reload to determine the</text:p>
      <text:p text:style-name="P1">accessed cache line and hence the secret stored at the</text:p>
      <text:p text:style-name="P1">chosen memory location.</text:p>
      <text:p text:style-name="P1">By repeating these steps for different memory locations,</text:p>
      <text:p text:style-name="P1">the attacker can dump the kernel memory, including the</text:p>
      <text:p text:style-name="P1">entire physical memory.</text:p>
      <text:p text:style-name="P1"><text:soft-page-break/>Listing 2 shows the basic implementation of the tran-</text:p>
      <text:p text:style-name="P1">sient instruction sequence and the sending part of the</text:p>
      <text:p text:style-name="P1">covert channel, using x86 assembly instructions. Note</text:p>
      <text:p text:style-name="P1">that this part of the attack could also be implemented en-</text:p>
      <text:p text:style-name="P1">tirely in higher level languages like C. In the following,</text:p>
      <text:p text:style-name="P1">we will discuss each step of Meltdown and the corre-</text:p>
      <text:p text:style-name="P1">sponding code line in Listing 2.</text:p>
      <text:p text:style-name="P1">Step 1: Reading the secret. To load data from the</text:p>
      <text:p text:style-name="P1">main memory into a register, the data in the main mem-</text:p>
      <text:p text:style-name="P1">ory is referenced using a virtual address. In parallel to</text:p>
      <text:p text:style-name="P1">translating a virtual address into a physical address, the</text:p>
      <text:p text:style-name="P1">CPU also checks the permission bits of the virtual ad-</text:p>
      <text:p text:style-name="P1">dress, i.e., whether this virtual address is user accessible</text:p>
      <text:p text:style-name="P1">or only accessible by the kernel. As already discussed in</text:p>
      <text:p text:style-name="P1">Section 2.2, this hardware-based isolation through a per-</text:p>
      <text:p text:style-name="P1">mission bit is considered secure and recommended by the</text:p>
      <text:p text:style-name="P1">hardware vendors. Hence, modern operating systems al-</text:p>
      <text:p text:style-name="P1">ways map the entire kernel into the virtual address space</text:p>
      <text:p text:style-name="P1">of every user process.</text:p>
      <text:p text:style-name="P1">As a consequence, all kernel addresses lead to a valid</text:p>
      <text:p text:style-name="P1">physical address when translating them, and the CPU can</text:p>
      <text:p text:style-name="P1">access the content of such addresses. The only differ-</text:p>
      <text:p text:style-name="P1">ence to accessing a user space address is that the CPU</text:p>
      <text:p text:style-name="P1">raises an exception as the current permission level does</text:p>
      <text:p text:style-name="P1">not allow to access such an address. Hence, the user</text:p>
      <text:p text:style-name="P1">space cannot simply read the contents of such an address.</text:p>
      <text:p text:style-name="P1">However, Meltdown exploits the out-of-order execution</text:p>
      <text:p text:style-name="P1">of modern CPUs, which still executes instructions in the</text:p>
      <text:p text:style-name="P1">small time window between the illegal memory access</text:p>
      <text:p text:style-name="P1">and the raising of the exception.</text:p>
      <text:p text:style-name="P1">In line 4 of Listing 2, we load the byte value located</text:p>
      <text:p text:style-name="P1">at the target kernel address, stored in the RCX register,</text:p>
      <text:p text:style-name="P1">into the least significant byte of the RAX register repre-</text:p>
      <text:p text:style-name="P1">sented by AL. As explained in more detail in Section 2.1,</text:p>
      <text:p text:style-name="P1">the MOV instruction is fetched by the core, decoded into</text:p>
      <text:p text:style-name="P1">μOPs, allocated, and sent to the reorder buffer. There, ar-</text:p>
      <text:p text:style-name="P1">chitectural registers (e.g., RAX and RCX in Listing 2) are</text:p>
      <text:p text:style-name="P1">mapped to underlying physical registers enabling out-of-</text:p>
      <text:p text:style-name="P1">order execution. Trying to utilize the pipeline as much as</text:p>
      <text:p text:style-name="P1">possible, subsequent instructions (lines 5-7) are already</text:p>
      <text:p text:style-name="P1">decoded and allocated as μOPs as well. The μOPs are</text:p>
      <text:p text:style-name="P1">further sent to the reservation station holding the μOPs</text:p>
      <text:p text:style-name="P1">while they wait to be executed by the corresponding ex-</text:p>
      <text:p text:style-name="P1">ecution unit. The execution of a μOP can be delayed if</text:p>
      <text:p text:style-name="P1">execution units are already used to their corresponding</text:p>
      <text:p text:style-name="P1">capacity, or operand values have not been computed yet.</text:p>
      <text:p text:style-name="P1">When the kernel address is loaded in line 4, it is likely</text:p>
      <text:p text:style-name="P1">that the CPU already issued the subsequent instructions</text:p>
      <text:p text:style-name="P1">as part of the out-of-order execution, and that their cor-</text:p>
      <text:p text:style-name="P1">responding μOPs wait in the reservation station for the</text:p>
      <text:p text:style-name="P1">content of the kernel address to arrive. As soon as the</text:p>
      <text:p text:style-name="P1">fetched data is observed on the common data bus, the</text:p>
      <text:p text:style-name="P1"><text:soft-page-break/>μOPs can begin their execution. Furthermore, processor</text:p>
      <text:p text:style-name="P1">interconnects [31, 3] and cache coherence protocols [59]</text:p>
      <text:p text:style-name="P1">guarantee that the most recent value of a memory address</text:p>
      <text:p text:style-name="P1">is read, regardless of the storage location in a multi-core</text:p>
      <text:p text:style-name="P1">or multi-CPU system.</text:p>
      <text:p text:style-name="P1">When the μOPs finish their execution, they retire in-</text:p>
      <text:p text:style-name="P1">order, and, thus, their results are committed to the archi-</text:p>
      <text:p text:style-name="P1">tectural state. During the retirement, any interrupts and</text:p>
      <text:p text:style-name="P1">exceptions that occurred during the execution of the in-</text:p>
      <text:p text:style-name="P1">struction are handled. Thus, if the MOV instruction that</text:p>
      <text:p text:style-name="P1">loads the kernel address is retired, the exception is regis-</text:p>
      <text:p text:style-name="P1">tered, and the pipeline is flushed to eliminate all results</text:p>
      <text:p text:style-name="P1">of subsequent instructions which were executed out of</text:p>
      <text:p text:style-name="P1">order. However, there is a race condition between raising</text:p>
      <text:p text:style-name="P1">this exception and our attack step 2 as described below.</text:p>
      <text:p text:style-name="P1">As reported by Gruss et al. [21], prefetching kernel ad-</text:p>
      <text:p text:style-name="P1">dresses sometimes succeeds. We found that prefetching</text:p>
      <text:p text:style-name="P1">the kernel address can slightly improve the performance</text:p>
      <text:p text:style-name="P1">of the attack on some systems.</text:p>
      <text:p text:style-name="P1">Step 2: Transmitting the secret. The instruction se-</text:p>
      <text:p text:style-name="P1">quence from step 1 which is executed out of order has to</text:p>
      <text:p text:style-name="P1">be chosen in a way that it becomes a transient instruction</text:p>
      <text:p text:style-name="P1">sequence. If this transient instruction sequence is exe-</text:p>
      <text:p text:style-name="P1">cuted before the MOV instruction is retired (i.e., raises the</text:p>
      <text:p text:style-name="P1">exception), and the transient instruction sequence per-</text:p>
      <text:p text:style-name="P1">formed computations based on the secret, it can be uti-</text:p>
      <text:p text:style-name="P1">lized to transmit the secret to the attacker.</text:p>
      <text:p text:style-name="P1">As already discussed, we utilize cache attacks that al-</text:p>
      <text:p text:style-name="P1">low building fast and low-noise covert channels using the</text:p>
      <text:p text:style-name="P1">CPU’s cache. Thus, the transient instruction sequence</text:p>
      <text:p text:style-name="P1">has to encode the secret into the microarchitectural cache</text:p>
      <text:p text:style-name="P1">state, similar to the toy example in Section 3.</text:p>
      <text:p text:style-name="P1">We allocate a probe array in memory and ensure that</text:p>
      <text:p text:style-name="P1">no part of this array is cached. To transmit the secret, the</text:p>
      <text:p text:style-name="P1">transient instruction sequence contains an indirect mem-</text:p>
      <text:p text:style-name="P1">ory access to an address which is computed based on the</text:p>
      <text:p text:style-name="P1">secret (inaccessible) value. In line 5 of Listing 2, the se-</text:p>
      <text:p text:style-name="P1">cret value from step 1 is multiplied by the page size, i.e.,</text:p>
      <text:p text:style-name="P1">4 KB. The multiplication of the secret ensures that ac-</text:p>
      <text:p text:style-name="P1">cesses to the array have a large spatial distance to each</text:p>
      <text:p text:style-name="P1">other. This prevents the hardware prefetcher from load-</text:p>
      <text:p text:style-name="P1">ing adjacent memory locations into the cache as well.</text:p>
      <text:p text:style-name="P1">Here, we read a single byte at once. Hence, our probe</text:p>
      <text:p text:style-name="P1">array is 256 × 4096 bytes, assuming 4 KB pages.</text:p>
      <text:p text:style-name="P1">Note that in the out-of-order execution we have a</text:p>
      <text:p text:style-name="P1">noise-bias towards register value ‘0’. We discuss the rea-</text:p>
      <text:p text:style-name="P1">sons for this in Section 5.2. However, for this reason, we</text:p>
      <text:p text:style-name="P1">introduce a retry-logic into the transient instruction se-</text:p>
      <text:p text:style-name="P1">quence. In case we read a ‘0’, we try to reread the secret</text:p>
      <text:p text:style-name="P1">(step 1). In line 7, the multiplied secret is added to the</text:p>
      <text:p text:style-name="P1">base address of the probe array, forming the target ad-</text:p>
      <text:p text:style-name="P1">dress of the covert channel. This address is read to cache</text:p>
      <text:p text:style-name="P1"><text:soft-page-break/>the corresponding cache line. The address will be loaded</text:p>
      <text:p text:style-name="P1">into the L1 data cache of the requesting core and, due to</text:p>
      <text:p text:style-name="P1">the inclusiveness, also the L3 cache where it can be read</text:p>
      <text:p text:style-name="P1">from other cores. Consequently, our transient instruction</text:p>
      <text:p text:style-name="P1">sequence affects the cache state based on the secret value</text:p>
      <text:p text:style-name="P1">that was read in step 1.</text:p>
      <text:p text:style-name="P1">Since the transient instruction sequence in step 2 races</text:p>
      <text:p text:style-name="P1">against raising the exception, reducing the runtime of</text:p>
      <text:p text:style-name="P1">step 2 can significantly improve the performance of the</text:p>
      <text:p text:style-name="P1">attack. For instance, taking care that the address trans-</text:p>
      <text:p text:style-name="P1">lation for the probe array is cached in the translation-</text:p>
      <text:p text:style-name="P1">lookaside buffer (TLB) increases the attack performance</text:p>
      <text:p text:style-name="P1">on some systems.</text:p>
      <text:p text:style-name="P1">Step 3: Receiving the secret. In step 3, the attacker</text:p>
      <text:p text:style-name="P1">recovers the secret value (step 1) by leveraging a mi-</text:p>
      <text:p text:style-name="P1">croarchitectural side-channel attack (i.e., the receiving</text:p>
      <text:p text:style-name="P1">end of a microarchitectural covert channel) that transfers</text:p>
      <text:p text:style-name="P1">the cache state (step 2) back into an architectural state.</text:p>
      <text:p text:style-name="P1">As discussed in Section 4.2, our implementation of Melt-</text:p>
      <text:p text:style-name="P1">down relies on Flush+Reload for this purpose.</text:p>
      <text:p text:style-name="P1">When the transient instruction sequence of step 2 is</text:p>
      <text:p text:style-name="P1">executed, exactly one cache line of the probe array is</text:p>
      <text:p text:style-name="P1">cached. The position of the cached cache line within the</text:p>
      <text:p text:style-name="P1">probe array depends only on the secret which is read in</text:p>
      <text:p text:style-name="P1">step 1. Thus, the attacker iterates over all 256 pages of</text:p>
      <text:p text:style-name="P1">the probe array and measures the access time for every</text:p>
      <text:p text:style-name="P1">first cache line (i.e., offset) on the page. The number of</text:p>
      <text:p text:style-name="P1">the page containing the cached cache line corresponds</text:p>
      <text:p text:style-name="P1">directly to the secret value.</text:p>
      <text:p text:style-name="P1">Dumping the entire physical memory. Repeating all</text:p>
      <text:p text:style-name="P1">3 steps of Meltdown, an attacker can dump the entire</text:p>
      <text:p text:style-name="P1">memory by iterating over all addresses. However, as the</text:p>
      <text:p text:style-name="P1">memory access to the kernel address raises an exception</text:p>
      <text:p text:style-name="P1">that terminates the program, we use one of the methods</text:p>
      <text:p text:style-name="P1">from Section 4.1 to handle or suppress the exception.</text:p>
      <text:p text:style-name="P1">As all major operating systems also typically map the</text:p>
      <text:p text:style-name="P1">entire physical memory into the kernel address space (cf.</text:p>
      <text:p text:style-name="P1">Section 2.2) in every user process, Meltdown can also</text:p>
      <text:p text:style-name="P1">read the entire physical memory of the target machine.</text:p>
      <text:p text:style-name="P1">5.2</text:p>
      <text:p text:style-name="P1">Optimizations and Limitations</text:p>
      <text:p text:style-name="P1">Inherent bias towards 0. While CPUs generally stall</text:p>
      <text:p text:style-name="P1">if a value is not available during an out-of-order load op-</text:p>
      <text:p text:style-name="P1">eration [28], CPUs might continue with the out-of-order</text:p>
      <text:p text:style-name="P1">execution by assuming a value for the load [12]. We</text:p>
      <text:p text:style-name="P1">observed that the illegal memory load in our Meltdown</text:p>
      <text:p text:style-name="P1">implementation (line 4 in Listing 2) often returns a ‘0’,</text:p>
      <text:p text:style-name="P1">which can be clearly observed when implemented using</text:p>
      <text:p text:style-name="P1">an add instruction instead of the mov. The reason for this</text:p>
      <text:p text:style-name="P1">bias to ‘0’ may either be that the memory load is masked</text:p>
      <text:p text:style-name="P1">out by a failed permission check, or a speculated value</text:p>
      <text:p text:style-name="P1">because the data of the stalled load is not available yet.</text:p>
      <text:p text:style-name="P1"><text:soft-page-break/>This inherent bias results from the race condition in</text:p>
      <text:p text:style-name="P1">the out-of-order execution, which may be won (i.e., reads</text:p>
      <text:p text:style-name="P1">the correct value), but is often lost (i.e., reads a value of</text:p>
      <text:p text:style-name="P1">‘0’). This bias varies between different machines as well</text:p>
      <text:p text:style-name="P1">as hardware and software configurations and the specific</text:p>
      <text:p text:style-name="P1">implementation of Meltdown. In an unoptimized ver-</text:p>
      <text:p text:style-name="P1">sion, the probability that a value of ’0’ is erroneously</text:p>
      <text:p text:style-name="P1">returned is high. Consequently, our Meltdown imple-</text:p>
      <text:p text:style-name="P1">mentation performs a certain number of retries when the</text:p>
      <text:p text:style-name="P1">code in Listing 2 results in reading a value of ‘0’ from the</text:p>
      <text:p text:style-name="P1">Flush+Reload attack. The maximum number of retries is</text:p>
      <text:p text:style-name="P1">an optimization parameter influencing the attack perfor-</text:p>
      <text:p text:style-name="P1">mance and the error rate. On the Intel Core i5-6200U</text:p>
      <text:p text:style-name="P1">using exeception handling, we read a ’0’ on average in</text:p>
      <text:p text:style-name="P1">5.25 % (σ = 4.15) with our unoptimized version. With</text:p>
      <text:p text:style-name="P1">a simple retry loop, we reduced the probability to 0.67 %</text:p>
      <text:p text:style-name="P1">(σ = 1.47). On the Core i7-8700K, we read on average</text:p>
      <text:p text:style-name="P1">a ’0’ in 1.78 % (σ = 3.07). Using Intel TSX, the proba-</text:p>
      <text:p text:style-name="P1">bility is further reduced to 0.008 %. the number of bits read and transmitted at once is a trade-</text:p>
      <text:p text:style-name="P1">off between some implicit error-reduction and the overall</text:p>
      <text:p text:style-name="P1">transmission rate of the covert channel.</text:p>
      <text:p text:style-name="P1">However, since the error rates are quite small in either</text:p>
      <text:p text:style-name="P1">case, our evaluation (cf. Section 6) is based on the single-</text:p>
      <text:p text:style-name="P1">bit transmission mechanics.</text:p>
      <text:p text:style-name="P1">Optimizing the case of 0. Due to the inherent bias of</text:p>
      <text:p text:style-name="P1">Meltdown, a cache hit on cache line ‘0’ in the Flush+</text:p>
      <text:p text:style-name="P1">Reload measurement, does not provide the attacker with</text:p>
      <text:p text:style-name="P1">any information. Hence, measuring cache line ‘0’ can</text:p>
      <text:p text:style-name="P1">be omitted and in case there is no cache hit on any other</text:p>
      <text:p text:style-name="P1">cache line, the value can be assumed to be ‘0’. To min-</text:p>
      <text:p text:style-name="P1">imize the number of cases where no cache hit on a non-</text:p>
      <text:p text:style-name="P1">zero line occurs, we retry reading the address in the tran-</text:p>
      <text:p text:style-name="P1">sient instruction sequence until it encounters a value dif-</text:p>
      <text:p text:style-name="P1">ferent from ‘0’ (line 6). This loop is terminated either</text:p>
      <text:p text:style-name="P1">by reading a non-zero value or by the raised exception of</text:p>
      <text:p text:style-name="P1">the invalid memory access. In either case, the time un-</text:p>
      <text:p text:style-name="P1">til exception handling or exception suppression returns</text:p>
      <text:p text:style-name="P1">the control flow is independent of the loop after the in-</text:p>
      <text:p text:style-name="P1">valid memory access, i.e., the loop does not slow down</text:p>
      <text:p text:style-name="P1">the attack measurably. Hence, these optimizations may</text:p>
      <text:p text:style-name="P1">increase the attack performance. Exception Suppression using Intel TSX. In Sec-</text:p>
      <text:p text:style-name="P1">tion 4.1, we discussed the option to prevent that an ex-</text:p>
      <text:p text:style-name="P1">ception is raised due an invalid memory access. Using</text:p>
      <text:p text:style-name="P1">Intel TSX, a hardware transactional memory implemen-</text:p>
      <text:p text:style-name="P1">tation, we can completely suppress the exception [37].</text:p>
      <text:p text:style-name="P1">With Intel TSX, multiple instructions can be grouped</text:p>
      <text:p text:style-name="P1">to a transaction, which appears to be an atomic opera-</text:p>
      <text:p text:style-name="P1">tion, i.e., either all or no instruction is executed. If one</text:p>
      <text:p text:style-name="P1">instruction within the transaction fails, already executed</text:p>
      <text:p text:style-name="P1">instructions are reverted, but no exception is raised.</text:p>
      <text:p text:style-name="P1">If we wrap the code from Listing 2 with such a TSX</text:p>
      <text:p text:style-name="P1">instruction, any exception is suppressed. However, the</text:p>
      <text:p text:style-name="P1"><text:soft-page-break/>microarchitectural effects are still visible, i.e., the cache</text:p>
      <text:p text:style-name="P1">state is persistently manipulated from within the hard-</text:p>
      <text:p text:style-name="P1">ware transaction [19]. This results in higher channel ca-</text:p>
      <text:p text:style-name="P1">pacity, as suppressing the exception is significantly faster</text:p>
      <text:p text:style-name="P1">than trapping into the kernel for handling the exception,</text:p>
      <text:p text:style-name="P1">and continuing afterward.</text:p>
      <text:p text:style-name="P1">Single-bit transmission. In the attack description in</text:p>
      <text:p text:style-name="P1">Section 5.1, the attacker transmitted 8 bits through the</text:p>
      <text:p text:style-name="P1">covert channel at once and performed 2 8 = 256 Flush+</text:p>
      <text:p text:style-name="P1">Reload measurements to recover the secret. However,</text:p>
      <text:p text:style-name="P1">there is a trade-off between running more transient in-</text:p>
      <text:p text:style-name="P1">struction sequences and performing more Flush+Reload</text:p>
      <text:p text:style-name="P1">measurements. The attacker could transmit an arbitrary</text:p>
      <text:p text:style-name="P1">number of bits in a single transmission through the covert</text:p>
      <text:p text:style-name="P1">channel, by reading more bits using a MOV instruction for</text:p>
      <text:p text:style-name="P1">a larger data value. Furthermore, the attacker could mask</text:p>
      <text:p text:style-name="P1">bits using additional instructions in the transient instruc-</text:p>
      <text:p text:style-name="P1">tion sequence. We found the number of additional in-</text:p>
      <text:p text:style-name="P1">structions in the transient instruction sequence to have a</text:p>
      <text:p text:style-name="P1">negligible influence on the performance of the attack.</text:p>
      <text:p text:style-name="P1">The performance bottleneck in the generic attack de-</text:p>
      <text:p text:style-name="P1">scribed above is indeed, the time spent on Flush+Reload</text:p>
      <text:p text:style-name="P1">measurements. In fact, with this implementation, almost</text:p>
      <text:p text:style-name="P1">the entire time is spent on Flush+Reload measurements.</text:p>
      <text:p text:style-name="P1">By transmitting only a single bit, we can omit all but</text:p>
      <text:p text:style-name="P1">one Flush+Reload measurement, i.e., the measurement</text:p>
      <text:p text:style-name="P1">on cache line 1. If the transmitted bit was a ‘1’, then</text:p>
      <text:p text:style-name="P1">we observe a cache hit on cache line 1. Otherwise, we</text:p>
      <text:p text:style-name="P1">observe no cache hit on cache line 1.</text:p>
      <text:p text:style-name="P1">Transmitting only a single bit at once also has draw-</text:p>
      <text:p text:style-name="P1">backs. As described above, our side channel has a bias</text:p>
      <text:p text:style-name="P1">towards a secret value of ‘0’. If we read and transmit</text:p>
      <text:p text:style-name="P1">multiple bits at once, the likelihood that all bits are ‘0’</text:p>
      <text:p text:style-name="P1">may be quite small for actual user data. The likelihood</text:p>
      <text:p text:style-name="P1">that a single bit is ‘0’ is typically close to 50 %. Hence,</text:p>
      <text:p text:style-name="P1">Dealing with KASLR. In 2013, kernel address space</text:p>
      <text:p text:style-name="P1">layout randomization (KASLR) was introduced to the</text:p>
      <text:p text:style-name="P1">Linux kernel (starting from version 3.14 [11]) allowing</text:p>
      <text:p text:style-name="P1">to randomize the location of kernel code at boot time.</text:p>
      <text:p text:style-name="P1">However, only as recently as May 2017, KASLR was</text:p>
      <text:p text:style-name="P1">enabled by default in version 4.12 [54]. With KASLR</text:p>
      <text:p text:style-name="P1">also the direct-physical map is randomized and not fixed</text:p>
      <text:p text:style-name="P1">at a certain address such that the attacker is required to</text:p>
      <text:p text:style-name="P1">obtain the randomized offset before mounting the Melt-</text:p>
      <text:p text:style-name="P1">down attack. However, the randomization is limited to</text:p>
      <text:p text:style-name="P1">40 bit.</text:p>
      <text:p text:style-name="P1">Thus, if we assume a setup of the target machine with</text:p>
      <text:p text:style-name="P1">8 GB of RAM, it is sufficient to test the address space</text:p>
      <text:p text:style-name="P1">for addresses in 8 GB steps. This allows covering the</text:p>
      <text:p text:style-name="P1">search space of 40 bit with only 128 tests in the worst</text:p>
      <text:p text:style-name="P1">case. If the attacker can successfully obtain a value from</text:p>
      <text:p text:style-name="P1">a tested address, the attacker can proceed to dump the</text:p>
      <text:p text:style-name="P1"><text:soft-page-break/>entire memory from that location. This allows mount-</text:p>
      <text:p text:style-name="P1">ing Meltdown on a system despite being protected by</text:p>
      <text:p text:style-name="P1">KASLR within seconds.</text:p>
      <text:p text:style-name="P1">6</text:p>
      <text:p text:style-name="P1">Evaluation</text:p>
      <text:p text:style-name="P1">In this section, we evaluate Meltdown and the perfor-</text:p>
      <text:p text:style-name="P1">mance of our proof-of-concept implementation. 11 Sec-</text:p>
      <text:p text:style-name="P1">tion 6.1 discusses the information which Meltdown can</text:p>
      <text:p text:style-name="P1">leak, and Section 6.2 evaluates the performance of Melt-</text:p>
      <text:p text:style-name="P1">down, including countermeasures. Finally, we discuss</text:p>
      <text:p text:style-name="P1">limitations for AMD and ARM in Section 6.3.</text:p>
      <text:p text:style-name="P1">Table 1 shows a list of configurations on which we</text:p>
      <text:p text:style-name="P1">successfully reproduced Meltdown. For the evaluation of</text:p>
      <text:p text:style-name="P1">Meltdown, we used both laptops as well as desktop PCs</text:p>
      <text:p text:style-name="P1">with Intel Core CPUs and an ARM-based mobile phone.</text:p>
      <text:p text:style-name="P1">For the cloud setup, we tested Meltdown in virtual ma-</text:p>
      <text:p text:style-name="P1">chines running on Intel Xeon CPUs hosted in the Ama-</text:p>
      <text:p text:style-name="P1">zon Elastic Compute Cloud as well as on DigitalOcean.</text:p>
      <text:p text:style-name="P1">Note that for ethical reasons we did not use Meltdown on</text:p>
      <text:p text:style-name="P1">addresses referring to physical memory of other tenants.</text:p>
      <text:p text:style-name="P1">6.1</text:p>
      <text:p text:style-name="P1">Leakage and Environments</text:p>
      <text:p text:style-name="P1">We evaluated Meltdown on both Linux (cf. Sec-</text:p>
      <text:p text:style-name="P1">tion 6.1.1), Windows 10 (cf. Section 6.1.3) and Android</text:p>
      <text:p text:style-name="P1">(cf. Section 6.1.4), without the patches introducing the</text:p>
      <text:p text:style-name="P1">KAISER mechanism. On these operating systems, Melt-</text:p>
      <text:p text:style-name="P1">down can successfully leak kernel memory. We also</text:p>
      <text:p text:style-name="P1">evaluated the effect of the KAISER patches on Meltdown</text:p>
      <text:p text:style-name="P1">on Linux, to show that KAISER prevents the leakage of</text:p>
      <text:p text:style-name="P1">kernel memory (cf. Section 6.1.2). Furthermore, we dis-</text:p>
      <text:p text:style-name="P1">cuss the information leakage when running inside con-</text:p>
      <text:p text:style-name="P1">tainers such as Docker (cf. Section 6.1.5). Finally, we</text:p>
      <text:p text:style-name="P1">evaluate Meltdown on uncached and uncacheable mem-</text:p>
      <text:p text:style-name="P1">ory (cf. Section 6.1.6).</text:p>
      <text:p text:style-name="P1">6.1.1</text:p>
      <text:p text:style-name="P1">Linux</text:p>
      <text:p text:style-name="P1">We successfully evaluated Meltdown on multiple ver-</text:p>
      <text:p text:style-name="P1">sions of the Linux kernel, from 2.6.32 to 4.13.0, with-</text:p>
      <text:p text:style-name="P1">out the patches introducing the KAISER mechanism. On</text:p>
      <text:p text:style-name="P1">all these versions of the Linux kernel, the kernel address</text:p>
      <text:p text:style-name="P1">space is also mapped into the user address space. Thus,</text:p>
      <text:p text:style-name="P1">all kernel addresses are also mapped into the address</text:p>
      <text:p text:style-name="P1">space of user space applications, but any access is pre-</text:p>
      <text:p text:style-name="P1">vented due to the permission settings for these addresses.</text:p>
      <text:p text:style-name="P1">As Meltdown bypasses these permission settings, an at-</text:p>
      <text:p text:style-name="P1">tacker can leak the complete kernel memory if the vir-</text:p>
      <text:p text:style-name="P1">tual address of the kernel base is known. Since all major</text:p>
      <text:p text:style-name="P1">operating systems also map the entire physical memory</text:p>
      <text:p text:style-name="P1">into the kernel address space (cf. Section 2.2), all physi-</text:p>
      <text:p text:style-name="P1">cal memory can also be read.</text:p>
      <text:p text:style-name="P1">Before kernel 4.12, kernel address space layout ran-</text:p>
      <text:p text:style-name="P1">domization (KASLR) was not active by default [57]. If</text:p>
      <text:p text:style-name="P1"><text:soft-page-break/>KASLR is active, Meltdown can still be used to find the</text:p>
      <text:p text:style-name="P1">kernel by searching through the address space (cf. Sec-</text:p>
      <text:p text:style-name="P1">tion 5.2). An attacker can also simply de-randomize the</text:p>
      <text:p text:style-name="P1">direct-physical map by iterating through the virtual ad-</text:p>
      <text:p text:style-name="P1">dress space. Without KASLR, the direct-physical map</text:p>
      <text:p text:style-name="P1">starts at address 0xffff 8800 0000 0000 and linearly</text:p>
      <text:p text:style-name="P1">maps the entire physical memory. On such systems, an</text:p>
      <text:p text:style-name="P1">attacker can use Meltdown to dump the entire physical</text:p>
      <text:p text:style-name="P1">memory, simply by reading from virtual addresses start-</text:p>
      <text:p text:style-name="P1">ing at 0xffff 8800 0000 0000.</text:p>
      <text:p text:style-name="P1">On newer systems, where KASLR is active by default,</text:p>
      <text:p text:style-name="P1">the randomization of the direct-physical map is limited</text:p>
      <text:p text:style-name="P1">to 40 bit. It is even further limited due to the linearity of</text:p>
      <text:p text:style-name="P1">the mapping. Assuming that the target system has at least</text:p>
      <text:p text:style-name="P1">8 GB of physical memory, the attacker can test addresses</text:p>
      <text:p text:style-name="P1">in steps of 8 GB, resulting in a maximum of 128 memory</text:p>
      <text:p text:style-name="P1">locations to test. Starting from one discovered location,</text:p>
      <text:p text:style-name="P1">the attacker can again dump the entire physical memory.</text:p>
      <text:p text:style-name="P1">Hence, for the evaluation, we can assume that the ran-</text:p>
      <text:p text:style-name="P1">domization is either disabled, or the offset was already</text:p>
      <text:p text:style-name="P1">retrieved in a pre-computation step.</text:p>
      <text:p text:style-name="P1">6.1.2</text:p>
      <text:p text:style-name="P1">Linux with KAISER Patch</text:p>
      <text:p text:style-name="P1">The KAISER patch by Gruss et al. [20] implements</text:p>
      <text:p text:style-name="P1">a stronger isolation between kernel and user space.</text:p>
      <text:p text:style-name="P1">KAISER does not map any kernel memory in the user</text:p>
      <text:p text:style-name="P1">space, except for some parts required by the x86 archi-</text:p>
      <text:p text:style-name="P1">tecture (e.g., interrupt handlers). Thus, there is no valid</text:p>
      <text:p text:style-name="P1">mapping to either kernel memory or physical memory</text:p>
      <text:p text:style-name="P1">(via the direct-physical map) in the user space, and such</text:p>
      <text:p text:style-name="P1">addresses can therefore not be resolved. Consequently,</text:p>
      <text:p text:style-name="P1">Meltdown cannot leak any kernel or physical memory</text:p>
      <text:p text:style-name="P1">except for the few memory locations which have to be</text:p>
      <text:p text:style-name="P1">mapped in user space.</text:p>
      <text:p text:style-name="P1">We verified that KAISER indeed prevents Meltdown,</text:p>
      <text:p text:style-name="P1">and there is no leakage of any kernel or physical memory.</text:p>
      <text:p text:style-name="P1">Furthermore, if KASLR is active, and the few re-</text:p>
      <text:p text:style-name="P1">maining memory locations are randomized, finding these</text:p>
      <text:p text:style-name="P1">memory locations is not trivial due to their small size of</text:p>
      <text:p text:style-name="P1">several kilobytes. Section 7.2 discusses the security im-</text:p>
      <text:p text:style-name="P1">plications of these mapped memory locations.</text:p>
      <text:p text:style-name="P1">6.1.3</text:p>
      <text:p text:style-name="P1">Microsoft Windows</text:p>
      <text:p text:style-name="P1">We successfully evaluated Meltdown on a recent Mi-</text:p>
      <text:p text:style-name="P1">crosoft Windows 10 operating system, last updated just</text:p>
      <text:p text:style-name="P1">before patches against Meltdown were rolled out. In line</text:p>
      <text:p text:style-name="P1">with the results on Linux (cf. Section 6.1.1), Meltdown</text:p>
      <text:p text:style-name="P1">also can leak arbitrary kernel memory on Windows. This</text:p>
      <text:p text:style-name="P1">is not surprising, since Meltdown does not exploit any</text:p>
      <text:p text:style-name="P1">software issues, but is caused by a hardware issue.</text:p>
      <text:p text:style-name="P1">In contrast to Linux, Windows does not have the con-</text:p>
      <text:p text:style-name="P1">cept of an identity mapping, which linearly maps the</text:p>
      <text:p text:style-name="P1"><text:soft-page-break/>physical memory into the virtual address space. Instead,</text:p>
      <text:p text:style-name="P1">a large fraction of the physical memory is mapped in</text:p>
      <text:p text:style-name="P1">the paged pools, non-paged pools, and the system cache.</text:p>
      <text:p text:style-name="P1">Furthermore, Windows maps the kernel into the address</text:p>
      <text:p text:style-name="P1">space of every application too. Thus, Meltdown can read</text:p>
      <text:p text:style-name="P1">kernel memory which is mapped in the kernel address</text:p>
      <text:p text:style-name="P1">space, i.e., any part of the kernel which is not swapped</text:p>
      <text:p text:style-name="P1">out, and any page mapped in the paged and non-paged</text:p>
      <text:p text:style-name="P1">pool, and the system cache.</text:p>
      <text:p text:style-name="P1">Note that there are physical pages which are mapped</text:p>
      <text:p text:style-name="P1">in one process but not in the (kernel) address space of</text:p>
      <text:p text:style-name="P1">another process, i.e., physical pages which cannot be at-</text:p>
      <text:p text:style-name="P1">tacked using Meltdown. However, most of the physical</text:p>
      <text:p text:style-name="P1">memory will still be accessible through Meltdown.</text:p>
      <text:p text:style-name="P1">We were successfully able to read the binary of the</text:p>
      <text:p text:style-name="P1">Windows kernel using Meltdown. To verify that the</text:p>
      <text:p text:style-name="P1">leaked data is actual kernel memory, we first used the</text:p>
      <text:p text:style-name="P1">Windows kernel debugger to obtain kernel addresses</text:p>
      <text:p text:style-name="P1">containing actual data. After leaking the data, we again</text:p>
      <text:p text:style-name="P1">used the Windows kernel debugger to compare the leaked</text:p>
      <text:p text:style-name="P1">data with the actual memory content, confirming that</text:p>
      <text:p text:style-name="P1">Meltdown can successfully leak kernel memory.</text:p>
      <text:p text:style-name="P1">6.1.4</text:p>
      <text:p text:style-name="P1">Android</text:p>
      <text:p text:style-name="P1">We successfully evaluated Meltdown on a Samsung</text:p>
      <text:p text:style-name="P1">Galaxy S7 mohile phone running LineageOS Android</text:p>
      <text:p text:style-name="P1">14.1 with a Linux kernel 3.18.14. The device is equipped</text:p>
      <text:p text:style-name="P1">with a Samsung Exynos 8 Octa 8890 SoC consisting</text:p>
      <text:p text:style-name="P1">of a ARM Cortex-A53 CPU with 4 cores as well as an</text:p>
      <text:p text:style-name="P1">Exynos M1 ”Mongoose” CPU with 4 cores [6]. While</text:p>
      <text:p text:style-name="P1">we were not able to mount the attack on the Cortex-</text:p>
      <text:p text:style-name="P1">A53 CPU, we successfully mounted Meltdown on Sam-</text:p>
      <text:p text:style-name="P1">sung’s custom cores. Using exception suppression de-</text:p>
      <text:p text:style-name="P1">scribed in Section 4.1, we successfully leaked a pre-</text:p>
      <text:p text:style-name="P1">defined string using the direct-physical map located at</text:p>
      <text:p text:style-name="P1">the virtual address 0xffff ffbf c000 0000.</text:p>
      <text:p text:style-name="P1">6.1.5</text:p>
      <text:p text:style-name="P1">Containers</text:p>
      <text:p text:style-name="P1">We evaluated Meltdown in containers sharing a kernel,</text:p>
      <text:p text:style-name="P1">including Docker, LXC, and OpenVZ and found that the</text:p>
      <text:p text:style-name="P1">attack can be mounted without any restrictions. Running</text:p>
      <text:p text:style-name="P1">Meltdown inside a container allows to leak information</text:p>
      <text:p text:style-name="P1">not only from the underlying kernel but also from all</text:p>
      <text:p text:style-name="P1">other containers running on the same physical host.</text:p>
      <text:p text:style-name="P1">The commonality of most container solutions is that</text:p>
      <text:p text:style-name="P1">every container uses the same kernel, i.e., the kernel is</text:p>
      <text:p text:style-name="P1">shared among all containers. Thus, every container has</text:p>
      <text:p text:style-name="P1">a valid mapping of the entire physical memory through</text:p>
      <text:p text:style-name="P1">the direct-physical map of the shared kernel. Further-</text:p>
      <text:p text:style-name="P1">more, Meltdown cannot be blocked in containers, as it</text:p>
      <text:p text:style-name="P1">uses only memory accesses. Especially with Intel TSX,</text:p>
      <text:p text:style-name="P1">only unprivileged instructions are executed without even</text:p>
      <text:p text:style-name="P1"><text:soft-page-break/>trapping into the kernel.</text:p>
      <text:p text:style-name="P1">Thus, the isolation of containers sharing a kernel can</text:p>
      <text:p text:style-name="P1">be entirely broken using Meltdown. This is especially</text:p>
      <text:p text:style-name="P1">critical for cheaper hosting providers where users are not</text:p>
      <text:p text:style-name="P1">separated through fully virtualized machines, but only</text:p>
      <text:p text:style-name="P1">through containers. We verified that our attack works in</text:p>
      <text:p text:style-name="P1">such a setup, by successfully leaking memory contents</text:p>
      <text:p text:style-name="P1">from a container of a different user under our control.</text:p>
      <text:p text:style-name="P1">6.1.6</text:p>
      <text:p text:style-name="P1">Uncached and Uncacheable Memory</text:p>
      <text:p text:style-name="P1">In this section, we evaluate whether it is a requirement</text:p>
      <text:p text:style-name="P1">for data to be leaked by Meltdown to reside in the L1 data</text:p>
      <text:p text:style-name="P1">cache [33]. Therefore, we constructed a setup with two</text:p>
      <text:p text:style-name="P1">processes pinned to different physical cores. By flush-</text:p>
      <text:p text:style-name="P1">ing the value, using the clflush instruction, and only</text:p>
      <text:p text:style-name="P1">reloading it on the other core, we create a situation where</text:p>
      <text:p text:style-name="P1">the target data is not in the L1 data cache of the attacker</text:p>
      <text:p text:style-name="P1">core. As described in Section 6.2, we can still leak the</text:p>
      <text:p text:style-name="P1">data at a lower reading rate. This clearly shows that data</text:p>
      <text:p text:style-name="P1">presence in the attacker’s L1 data cache is not a require-</text:p>
      <text:p text:style-name="P1">ment for Meltdown. Furthermore, this observation has</text:p>
      <text:p text:style-name="P1">also been confirmed by other researchers [7, 35, 5].</text:p>
      <text:p text:style-name="P1">The reason why Meltdown can leak uncached mem-</text:p>
      <text:p text:style-name="P1">ory may be that Meltdown implicitly caches the data.</text:p>
      <text:p text:style-name="P1">We devise a second experiment, where we mark pages</text:p>
      <text:p text:style-name="P1">as uncacheable and try to leak data from them. This</text:p>
      <text:p text:style-name="P1">has the consequence that every read or write operation to</text:p>
      <text:p text:style-name="P1">one of those pages will directly go to the main memory,</text:p>
      <text:p text:style-name="P1">thus, bypassing the cache. In practice, only a negligible</text:p>
      <text:p text:style-name="P1">amount of system memory is marked uncacheable. We</text:p>
      <text:p text:style-name="P1">observed that if the attacker is able to trigger a legitimate</text:p>
      <text:p text:style-name="P1">load of the target address, e.g., by issuing a system call</text:p>
      <text:p text:style-name="P1">(regular or in speculative execution [40]), on the same</text:p>
      <text:p text:style-name="P1">CPU core as the Meltdown attack, the attacker can leak</text:p>
      <text:p text:style-name="P1">the content of the uncacheable pages. We suspect that</text:p>
      <text:p text:style-name="P1">Meltdown reads the value from the line fill buffers. As</text:p>
      <text:p text:style-name="P1">the fill buffers are shared between threads running on the</text:p>
      <text:p text:style-name="P1">same core, the read to the same address within the Melt-</text:p>
      <text:p text:style-name="P1">down attack could be served from one of the fill buffers</text:p>
      <text:p text:style-name="P1">allowing the attack to succeed. However, we leave fur-</text:p>
      <text:p text:style-name="P1">ther investigations on this matter open for future work.</text:p>
      <text:p text:style-name="P1">A similar observation on uncacheable memory was</text:p>
      <text:p text:style-name="P1">also made with Spectre attacks on the System Manage-</text:p>
      <text:p text:style-name="P1">ment Mode [10]. While the attack works on memory</text:p>
      <text:p text:style-name="P1">set uncacheable over Memory-Type Range Registers, it</text:p>
      <text:p text:style-name="P1">does not work on memory-mapped I/O regions, which</text:p>
      <text:p text:style-name="P1">is the expected behavior as accesses to memory-mapped</text:p>
      <text:p text:style-name="P1">I/O can always have architectural effects.</text:p>
      <text:p text:style-name="P1">6.2</text:p>
      <text:p text:style-name="P1">Meltdown Performance</text:p>
      <text:p text:style-name="P1">To evaluate the performance of Meltdown, we leaked</text:p>
      <text:p text:style-name="P1">known values from kernel memory. This allows us to</text:p>
      <text:p text:style-name="P1"><text:soft-page-break/>not only determine how fast an attacker can leak mem-</text:p>
      <text:p text:style-name="P1">ory, but also the error rate, i.e., how many byte errors to</text:p>
      <text:p text:style-name="P1">expect. The race condition in Meltdown (cf. Section 5.2)</text:p>
      <text:p text:style-name="P1">has a significant influence on the performance of the at-</text:p>
      <text:p text:style-name="P1">tack, however, the race condition can always be won. If</text:p>
      <text:p text:style-name="P1">the targeted data resides close to the core, e.g., in the</text:p>
      <text:p text:style-name="P1">L1 data cache, the race condition is won with a high</text:p>
      <text:p text:style-name="P1">probability. In this scenario, we achieved average read-</text:p>
      <text:p text:style-name="P1">ing rates of up to 582 KB/s (μ = 552.4, σ = 10.2) with</text:p>
      <text:p text:style-name="P1">an error rate as low as 0.003 % (μ = 0.009, σ = 0.014)</text:p>
      <text:p text:style-name="P1">using exception suppression on the Core i7-8700K over</text:p>
      <text:p text:style-name="P1">10 runs over 10 seconds. With the Core i7-6700K we</text:p>
      <text:p text:style-name="P1">achieved 569 KB/s (μ = 515.5, σ = 5.99) with an min-</text:p>
      <text:p text:style-name="P1">imum error rate of 0.002 % (μ = 0.003, σ = 0.001) and</text:p>
      <text:p text:style-name="P1">491 KB/s (μ = 466.3, σ = 16.75) with a minimum error</text:p>
      <text:p text:style-name="P1">rate of 10.7 % (μ = 11.59, σ = 0.62) on the Xeon E5-</text:p>
      <text:p text:style-name="P1">1630. However, with a slower version with an average</text:p>
      <text:p text:style-name="P1">reading speed of 137 KB/s, we were able to reduce the</text:p>
      <text:p text:style-name="P1">error rate to 0. Furthermore, on the Intel Core i7-6700K</text:p>
      <text:p text:style-name="P1">if the data resides in the L3 data cache but not in L1,</text:p>
      <text:p text:style-name="P1">the race condition can still be won often, but the average</text:p>
      <text:p text:style-name="P1">reading rate decreases to 12.4 KB/s with an error rate as</text:p>
      <text:p text:style-name="P1">low as 0.02 % using exception suppression. However, if</text:p>
      <text:p text:style-name="P1">the data is uncached, winning the race condition is more</text:p>
      <text:p text:style-name="P1">difficult and, thus, we have observed reading rates of less</text:p>
      <text:p text:style-name="P1">than 10 B/s on most systems. Nevertheless, there are</text:p>
      <text:p text:style-name="P1">two optimizations to improve the reading rate: First, by</text:p>
      <text:p text:style-name="P1">simultaneously letting other threads prefetch the memory</text:p>
      <text:p text:style-name="P1">locations [21] of and around the target value and access</text:p>
      <text:p text:style-name="P1">the target memory location (with exception suppression</text:p>
      <text:p text:style-name="P1">or handling). This increases the probability that the spy-</text:p>
      <text:p text:style-name="P1">ing thread sees the secret data value in the right moment</text:p>
      <text:p text:style-name="P1">during the data race. Second, by triggering the hardware</text:p>
      <text:p text:style-name="P1">prefetcher through speculative accesses to memory loca-</text:p>
      <text:p text:style-name="P1">tions of and around the target value. With these two opti-</text:p>
      <text:p text:style-name="P1">mizations, we can improve the reading rate for uncached</text:p>
      <text:p text:style-name="P1">data to 3.2 KB/s.</text:p>
      <text:p text:style-name="P1">For all tests, we used Flush+Reload as a covert chan-</text:p>
      <text:p text:style-name="P1">nel to leak the memory as described in Section 5, and In-</text:p>
      <text:p text:style-name="P1">tel TSX to suppress the exception. An extensive evalua-</text:p>
      <text:p text:style-name="P1">tion of exception suppression using conditional branches</text:p>
      <text:p text:style-name="P1">was done by Kocher et al. [40] and is thus omitted in this</text:p>
      <text:p text:style-name="P1">paper for the sake of brevity.</text:p>
      <text:p text:style-name="P1">6.3</text:p>
      <text:p text:style-name="P1">Limitations on ARM and AMD</text:p>
      <text:p text:style-name="P1">We also tried to reproduce the Meltdown bug on several</text:p>
      <text:p text:style-name="P1">ARM and AMD CPUs. While we were able to suc-</text:p>
      <text:p text:style-name="P1">cessfully leak kernel memory with the attack described</text:p>
      <text:p text:style-name="P1">in Section 5 on different Intel CPUs and a Samsung</text:p>
      <text:p text:style-name="P1">Exynos M1 processor, we did not manage to mount Melt-</text:p>
      <text:p text:style-name="P1">down on other ARM cores nor on AMD. In the case of</text:p>
      <text:p text:style-name="P1">ARM, the only affected processor is the Cortex-A75 [17]</text:p>
      <text:p text:style-name="P1"><text:soft-page-break/>which has not been available and, thus, was not among</text:p>
      <text:p text:style-name="P1">our devices under test. However, appropriate kernel</text:p>
      <text:p text:style-name="P1">patches have already been provided [2]. Furthermore, an</text:p>
      <text:p text:style-name="P1">altered attack of Meltdown targeting system registers in-</text:p>
      <text:p text:style-name="P1">stead of inaccessible memory locations is applicable on</text:p>
      <text:p text:style-name="P1">several ARM processors [17]. Meanwhile, AMD pub-</text:p>
      <text:p text:style-name="P1">licly stated that none of their CPUs are not affected by</text:p>
      <text:p text:style-name="P1">Meltdown due to architectural differences [1].</text:p>
      <text:p text:style-name="P1">The major part of a microarchitecture is usually not</text:p>
      <text:p text:style-name="P1">publicly documented. Thus, it is virtually impossible</text:p>
      <text:p text:style-name="P1">to know the differences in the implementations that al-</text:p>
      <text:p text:style-name="P1">low or prevent Meltdown without proprietary knowledge</text:p>
      <text:p text:style-name="P1">and, thus, the intellectual property of the individual CPU</text:p>
      <text:p text:style-name="P1">manufacturers. The key point is that on a microarchitec-</text:p>
      <text:p text:style-name="P1">tural level the load to the unprivileged address and the</text:p>
      <text:p text:style-name="P1">subsequent instructions are executed while the fault is</text:p>
      <text:p text:style-name="P1">only handled when the faulting instruction is retired. It</text:p>
      <text:p text:style-name="P1">can be assumed that the execution units for the load and</text:p>
      <text:p text:style-name="P1">the TLB are designed differently on ARM, AMD and</text:p>
      <text:p text:style-name="P1">Intel and, thus, the privileges for the load are checked</text:p>
      <text:p text:style-name="P1">differently and occurring faults are handled differently,</text:p>
      <text:p text:style-name="P1">e.g., issuing a load only after the permission bit in the</text:p>
      <text:p text:style-name="P1">page table entry has been checked. However, from a</text:p>
      <text:p text:style-name="P1">performance perspective, issuing the load in parallel or</text:p>
      <text:p text:style-name="P1">only checking permissions while retiring an instruction</text:p>
      <text:p text:style-name="P1">is a reasonable decision. As trying to load kernel ad-</text:p>
      <text:p text:style-name="P1">dresses from user space is not what programs usually do</text:p>
      <text:p text:style-name="P1">and by guaranteeing that the state does not become ar-</text:p>
      <text:p text:style-name="P1">chitecturally visible, not squashing the load is legitimate.</text:p>
      <text:p text:style-name="P1">However, as the state becomes visible on the microarchi-</text:p>
      <text:p text:style-name="P1">tectural level, such implementations are vulnerable.</text:p>
      <text:p text:style-name="P1">However, for both ARM and AMD, the toy example</text:p>
      <text:p text:style-name="P1">as described in Section 3 works reliably, indicating that</text:p>
      <text:p text:style-name="P1">out-of-order execution generally occurs and instructions</text:p>
      <text:p text:style-name="P1">past illegal memory accesses are also performed.</text:p>
      <text:p text:style-name="P1">7</text:p>
      <text:p text:style-name="P1">Countermeasures</text:p>
      <text:p text:style-name="P1">In this section, we discuss countermeasures against the</text:p>
      <text:p text:style-name="P1">Meltdown attack. At first, as the issue is rooted in the</text:p>
      <text:p text:style-name="P1">hardware itself, we discuss possible microcode updates</text:p>
      <text:p text:style-name="P1">and general changes in the hardware design. Second, we</text:p>
      <text:p text:style-name="P1">discuss the KAISER countermeasure that has been de-</text:p>
      <text:p text:style-name="P1">veloped to mitigate side-channel attacks against KASLR</text:p>
      <text:p text:style-name="P1">which inadvertently also protects against Meltdown.</text:p>
      <text:p text:style-name="P1">7.1</text:p>
      <text:p text:style-name="P1">Hardware</text:p>
      <text:p text:style-name="P1">Meltdown bypasses the hardware-enforced isolation of</text:p>
      <text:p text:style-name="P1">security domains. There is no software vulnerabil-</text:p>
      <text:p text:style-name="P1">ity involved in Meltdown. Any software patch (e.g.,</text:p>
      <text:p text:style-name="P1">KAISER [20]) will leave small amounts of memory ex-</text:p>
      <text:p text:style-name="P1">posed (cf. Section 7.2). There is no documentation</text:p>
      <text:p text:style-name="P1">whether a fix requires the development of completely</text:p>
      <text:p text:style-name="P1"><text:soft-page-break/>new hardware, or can be fixed using a microcode update.</text:p>
      <text:p text:style-name="P1">As Meltdown exploits out-of-order execution, a trivial</text:p>
      <text:p text:style-name="P1">countermeasure is to disable out-of-order execution com-</text:p>
      <text:p text:style-name="P1">pletely. However, performance impacts would be devas-</text:p>
      <text:p text:style-name="P1">tating, as the parallelism of modern CPUs could not be</text:p>
      <text:p text:style-name="P1">leveraged anymore. Thus, this is not a viable solution.</text:p>
      <text:p text:style-name="P1">Meltdown is some form of race condition between the</text:p>
      <text:p text:style-name="P1">fetch of a memory address and the corresponding per-</text:p>
      <text:p text:style-name="P1">mission check for this address. Serializing the permis-</text:p>
      <text:p text:style-name="P1">sion check and the register fetch can prevent Meltdown,</text:p>
      <text:p text:style-name="P1">as the memory address is never fetched if the permission</text:p>
      <text:p text:style-name="P1">check fails. However, this involves a significant overhead</text:p>
      <text:p text:style-name="P1">to every memory fetch, as the memory fetch has to stall</text:p>
      <text:p text:style-name="P1">until the permission check is completed.</text:p>
      <text:p text:style-name="P1">A more realistic solution would be to introduce a hard</text:p>
      <text:p text:style-name="P1">split of user space and kernel space. This could be en-</text:p>
      <text:p text:style-name="P1">abled optionally by modern kernels using a new hard-</text:p>
      <text:p text:style-name="P1">split bit in a CPU control register, e.g., CR4. If the hard-</text:p>
      <text:p text:style-name="P1">split bit is set, the kernel has to reside in the upper half</text:p>
      <text:p text:style-name="P1">of the address space, and the user space has to reside in</text:p>
      <text:p text:style-name="P1">the lower half of the address space. With this hard split,</text:p>
      <text:p text:style-name="P1">a memory fetch can immediately identify whether such a</text:p>
      <text:p text:style-name="P1">fetch of the destination would violate a security bound-</text:p>
      <text:p text:style-name="P1">ary, as the privilege level can be directly derived from</text:p>
      <text:p text:style-name="P1">the virtual address without any further lookups. We ex-</text:p>
      <text:p text:style-name="P1">pect the performance impacts of such a solution to be</text:p>
      <text:p text:style-name="P1">minimal. Furthermore, the backwards compatibility is</text:p>
      <text:p text:style-name="P1">ensured, since the hard-split bit is not set by default and</text:p>
      <text:p text:style-name="P1">the kernel only sets it if it supports the hard-split feature.</text:p>
      <text:p text:style-name="P1">Note that these countermeasures only prevent Melt-</text:p>
      <text:p text:style-name="P1">down, and not the class of Spectre attacks described by</text:p>
      <text:p text:style-name="P1">Kocher et al. [40]. Likewise, their presented countermea-</text:p>
      <text:p text:style-name="P1">sures [40] do not affect Meltdown. We stress that it is im-</text:p>
      <text:p text:style-name="P1">portant to deploy countermeasures against both attacks.</text:p>
      <text:p text:style-name="P1">7.2</text:p>
      <text:p text:style-name="P1">KAISER</text:p>
      <text:p text:style-name="P1">As existing hardware is not as easy to patch, there is a</text:p>
      <text:p text:style-name="P1">need for software workarounds until new hardware can</text:p>
      <text:p text:style-name="P1">be deployed. Gruss et al. [20] proposed KAISER, a</text:p>
      <text:p text:style-name="P1">kernel modification to not have the kernel mapped in</text:p>
      <text:p text:style-name="P1">the user space. This modification was intended to pre-</text:p>
      <text:p text:style-name="P1">vent side-channel attacks breaking KASLR [29, 21, 37].</text:p>
      <text:p text:style-name="P1">However, it also prevents Meltdown, as it ensures that</text:p>
      <text:p text:style-name="P1">there is no valid mapping to kernel space or physical</text:p>
      <text:p text:style-name="P1">memory available in user space. In concurrent work</text:p>
      <text:p text:style-name="P1">to KAISER, Gens et al. [14] proposed LAZARUS as a</text:p>
      <text:p text:style-name="P1">modification to the Linux kernel to thwart side-channel</text:p>
      <text:p text:style-name="P1">attacks breaking KASLR by separating address spaces</text:p>
      <text:p text:style-name="P1">similar to KAISER. As the Linux kernel continued the</text:p>
      <text:p text:style-name="P1">development of the original KAISER patch and Win-</text:p>
      <text:p text:style-name="P1">dows [53] and macOS [34] based their implementation</text:p>
      <text:p text:style-name="P1">on the concept of KAISER to defeat Meltdown, we will</text:p>
      <text:p text:style-name="P1"><text:soft-page-break/>discuss KAISER in more depth.</text:p>
      <text:p text:style-name="P1">Although KAISER provides basic protection against</text:p>
      <text:p text:style-name="P1">Meltdown, it still has some limitations. Due to the design</text:p>
      <text:p text:style-name="P1">of the x86 architecture, several privileged memory loca-</text:p>
      <text:p text:style-name="P1">tions are still required to be mapped in user space [20],</text:p>
      <text:p text:style-name="P1">leaving a residual attack surface for Meltdown, i.e., these</text:p>
      <text:p text:style-name="P1">memory locations can still be read from user space. Even</text:p>
      <text:p text:style-name="P1">though these memory locations do not contain any se-</text:p>
      <text:p text:style-name="P1">crets, e.g., credentials, they might still contain pointers.</text:p>
      <text:p text:style-name="P1">Leaking one pointer can suffice to break KASLR, as the</text:p>
      <text:p text:style-name="P1">randomization can be computed from the pointer value.</text:p>
      <text:p text:style-name="P1">Still, KAISER is the best short-time solution currently</text:p>
      <text:p text:style-name="P1">available and should therefore be deployed on all sys-</text:p>
      <text:p text:style-name="P1">tems immediately. Even with Meltdown, KAISER can</text:p>
      <text:p text:style-name="P1">avoid having any kernel pointers on memory locations</text:p>
      <text:p text:style-name="P1">that are mapped in the user space which would leak in-</text:p>
      <text:p text:style-name="P1">formation about the randomized offsets. This would re-</text:p>
      <text:p text:style-name="P1">quire trampoline locations for every kernel pointer, i.e.,</text:p>
      <text:p text:style-name="P1">the interrupt handler would not call into kernel code di-</text:p>
      <text:p text:style-name="P1">rectly, but through a trampoline function. The trampo-</text:p>
      <text:p text:style-name="P1">line function must only be mapped in the kernel. It must</text:p>
      <text:p text:style-name="P1">be randomized with a different offset than the remaining</text:p>
      <text:p text:style-name="P1">kernel. Consequently, an attacker can only leak pointers</text:p>
      <text:p text:style-name="P1">to the trampoline code, but not the randomized offsets of</text:p>
      <text:p text:style-name="P1">the remaining kernel. Such trampoline code is required</text:p>
      <text:p text:style-name="P1">for every kernel memory that still has to be mapped in</text:p>
      <text:p text:style-name="P1">user space and contains kernel addresses. This approach</text:p>
      <text:p text:style-name="P1">is a trade-off between performance and security which</text:p>
      <text:p text:style-name="P1">has to be assessed in future work.</text:p>
      <text:p text:style-name="P1">The original KAISER patch [18] for the Linux kernel</text:p>
      <text:p text:style-name="P1">has been improved [24, 25, 26, 27] with various opti-</text:p>
      <text:p text:style-name="P1">mizations, e.g., support for PCIDs. Afterwards, before</text:p>
      <text:p text:style-name="P1">merging it into the mainline kernel, it has been renamed</text:p>
      <text:p text:style-name="P1">to kernel page-table isolation (KPTI) [49, 15]. KPTI is</text:p>
      <text:p text:style-name="P1">active in recent releases of the Linux kernel and has been</text:p>
      <text:p text:style-name="P1">backported to older versions as well [30, 43, 44, 42].</text:p>
      <text:p text:style-name="P1">Microsoft implemented a similar patch inspired by</text:p>
      <text:p text:style-name="P1">KAISER [53] named KVA Shadow [39]. While KVA</text:p>
      <text:p text:style-name="P1">Shadow only maps a minimum of kernel transition</text:p>
      <text:p text:style-name="P1">code and data pages required to switch between address</text:p>
      <text:p text:style-name="P1">spaces, it does not protect against side-channel attacks</text:p>
      <text:p text:style-name="P1">against KASLR [39].</text:p>
      <text:p text:style-name="P1">Apple released updates in iOS 11.2, macOS 10.13.2</text:p>
      <text:p text:style-name="P1">and tvOS 11.2 to mitigate Meltdown. Similar to Linux</text:p>
      <text:p text:style-name="P1">and Windows, macOS shared the kernel and user address</text:p>
      <text:p text:style-name="P1">spaces in 64-bit mode unless the -no-shared-cr3 boot</text:p>
      <text:p text:style-name="P1">option was set [46]. This option unmaps the user spacewhile running in kernel mode but does not unmap the</text:p>
      <text:p text:style-name="P1">kernel while running in user mode [51]. Hence, it has</text:p>
      <text:p text:style-name="P1">no effect on Meltdown. Consequently, Apple introduced</text:p>
      <text:p text:style-name="P1">Double Map [34] following the principles of KAISER to</text:p>
      <text:p text:style-name="P1">mitigate Meltdown.</text:p>
      <text:p text:style-name="P1"><text:soft-page-break/>8</text:p>
      <text:p text:style-name="P1">Discussion</text:p>
      <text:p text:style-name="P1">Meltdown fundamentally changes our perspective on the</text:p>
      <text:p text:style-name="P1">security of hardware optimizations that manipulate the</text:p>
      <text:p text:style-name="P1">state of microarchitectural elements. The fact that hard-</text:p>
      <text:p text:style-name="P1">ware optimizations can change the state of microar-</text:p>
      <text:p text:style-name="P1">chitectural elements, and thereby imperil secure soft-</text:p>
      <text:p text:style-name="P1">ware implementations, is known since more than 20</text:p>
      <text:p text:style-name="P1">years [41]. Both industry and the scientific community</text:p>
      <text:p text:style-name="P1">so far accepted this as a necessary evil for efficient com-</text:p>
      <text:p text:style-name="P1">puting. Today it is considered a bug when a crypto-</text:p>
      <text:p text:style-name="P1">graphic algorithm is not protected against the microar-</text:p>
      <text:p text:style-name="P1">chitectural leakage introduced by the hardware optimiza-</text:p>
      <text:p text:style-name="P1">tions. Meltdown changes the situation entirely. Melt-</text:p>
      <text:p text:style-name="P1">down shifts the granularity from a comparably low spa-</text:p>
      <text:p text:style-name="P1">tial and temporal granularity, e.g., 64-bytes every few</text:p>
      <text:p text:style-name="P1">hundred cycles for cache attacks, to an arbitrary granu-</text:p>
      <text:p text:style-name="P1">larity, allowing an attacker to read every single bit. This</text:p>
      <text:p text:style-name="P1">is nothing any (cryptographic) algorithm can protect it-</text:p>
      <text:p text:style-name="P1">self against. KAISER is a short-term software fix, but the</text:p>
      <text:p text:style-name="P1">problem we have uncovered is much more significant.</text:p>
      <text:p text:style-name="P1">We expect several more performance optimizations in</text:p>
      <text:p text:style-name="P1">modern CPUs which affect the microarchitectural state</text:p>
      <text:p text:style-name="P1">in some way, not even necessarily through the cache.</text:p>
      <text:p text:style-name="P1">Thus, hardware which is designed to provide certain se-</text:p>
      <text:p text:style-name="P1">curity guarantees, e.g., CPUs running untrusted code, re-</text:p>
      <text:p text:style-name="P1">quires a redesign to avoid Meltdown- and Spectre-like</text:p>
      <text:p text:style-name="P1">attacks. Meltdown also shows that even error-free soft-</text:p>
      <text:p text:style-name="P1">ware, which is explicitly written to thwart side-channel</text:p>
      <text:p text:style-name="P1">attacks, is not secure if the design of the underlying hard-</text:p>
      <text:p text:style-name="P1">ware is not taken into account.</text:p>
      <text:p text:style-name="P1">With the integration of KAISER into all major oper-</text:p>
      <text:p text:style-name="P1">ating systems, an important step has already been done</text:p>
      <text:p text:style-name="P1">to prevent Meltdown. KAISER is a fundamental change</text:p>
      <text:p text:style-name="P1">in operating system design. Instead of always mapping</text:p>
      <text:p text:style-name="P1">everything into the address space, mapping only the min-</text:p>
      <text:p text:style-name="P1">imally required memory locations appears to be a first</text:p>
      <text:p text:style-name="P1">step in reducing the attack surface. However, it might not</text:p>
      <text:p text:style-name="P1">be enough, and even stronger isolation may be required.</text:p>
      <text:p text:style-name="P1">In this case, we can trade flexibility for performance and</text:p>
      <text:p text:style-name="P1">security, by e.g., enforcing a certain virtual memory lay-</text:p>
      <text:p text:style-name="P1">out for every operating system. As most modern oper-</text:p>
      <text:p text:style-name="P1">ating systems already use a similar memory layout, this</text:p>
      <text:p text:style-name="P1">might be a promising approach.</text:p>
      <text:p text:style-name="P1">Meltdown also heavily affects cloud providers, espe-</text:p>
      <text:p text:style-name="P1">cially if the guests are not fully virtualized. For per-</text:p>
      <text:p text:style-name="P1">formance reasons, many hosting or cloud providers do</text:p>
      <text:p text:style-name="P1">not have an abstraction layer for virtual memory. In</text:p>
      <text:p text:style-name="P1">such environments, which typically use containers, such</text:p>
      <text:p text:style-name="P1">as Docker or OpenVZ, the kernel is shared among all</text:p>
      <text:p text:style-name="P1">guests. Thus, the isolation between guests can simply be</text:p>
      <text:p text:style-name="P1">circumvented with Meltdown, fully exposing the data of</text:p>
      <text:p text:style-name="P1"><text:soft-page-break/>all other guests on the same host. For these providers,</text:p>
      <text:p text:style-name="P1">changing their infrastructure to full virtualization or us-</text:p>
      <text:p text:style-name="P1">ing software workarounds such as KAISER would both</text:p>
      <text:p text:style-name="P1">increase the costs significantly.</text:p>
      <text:p text:style-name="P1">Concurrent work has investigated the possibility to</text:p>
      <text:p text:style-name="P1">read kernel memory via out-of-order or speculative ex-</text:p>
      <text:p text:style-name="P1">ecution, but has not succeeded [13, 50]. We are the first</text:p>
      <text:p text:style-name="P1">to demonstrate that it is possible. Even if Meltdown is</text:p>
      <text:p text:style-name="P1">fixed, Spectre [40] will remain an issue, requiring differ-</text:p>
      <text:p text:style-name="P1">ent defenses. Mitigating only one of them will leave the</text:p>
      <text:p text:style-name="P1">security of the entire system at risk. Meltdown and Spec-</text:p>
      <text:p text:style-name="P1">tre open a new field of research to investigate to what ex-</text:p>
      <text:p text:style-name="P1">tent performance optimizations change the microarchi-</text:p>
      <text:p text:style-name="P1">tectural state, how this state can be translated into an ar-</text:p>
      <text:p text:style-name="P1">chitectural state, and how such attacks can be prevented.</text:p>
      <text:p text:style-name="P1">9</text:p>
      <text:p text:style-name="P1">Conclusion</text:p>
      <text:p text:style-name="P1">In this paper, we presented Meltdown, a novel software-</text:p>
      <text:p text:style-name="P1">based attack exploiting out-of-order execution and side</text:p>
      <text:p text:style-name="P1">channels on modern processors to read arbitrary ker-</text:p>
      <text:p text:style-name="P1">nel memory from an unprivileged user space program.</text:p>
      <text:p text:style-name="P1">Without requiring any software vulnerability and inde-</text:p>
      <text:p text:style-name="P1">pendent of the operating system, Meltdown enables an</text:p>
      <text:p text:style-name="P1">adversary to read sensitive data of other processes or vir-</text:p>
      <text:p text:style-name="P1">tual machines in the cloud with up to 503 KB/s, affect-</text:p>
      <text:p text:style-name="P1">ing millions of devices. We showed that the counter-</text:p>
      <text:p text:style-name="P1">measure KAISER, originally proposed to protect from</text:p>
      <text:p text:style-name="P1">side-channel attacks against KASLR, inadvertently im-</text:p>
      <text:p text:style-name="P1">pedes Meltdown as well. We stress that KAISER needs</text:p>
      <text:p text:style-name="P1">to be deployed on every operating system as a short-term</text:p>
      <text:p text:style-name="P1">workaround, until Meltdown is fixed in hardware, to pre-</text:p>
      <text:p text:style-name="P1">vent large-scale exploitation of Meltdown.</text:p>
      <text:p text:style-name="P1">Acknowledgments</text:p>
      <text:p text:style-name="P1">Several authors of this paper found Meltdown indepen-</text:p>
      <text:p text:style-name="P1">dently, ultimately leading to this collaboration. We want</text:p>
      <text:p text:style-name="P1">to thank everyone who helped us in making this collabo-</text:p>
      <text:p text:style-name="P1">ration possible, especially Intel who handled our respon-</text:p>
      <text:p text:style-name="P1">sible disclosure professionally, comunicated a clear time-</text:p>
      <text:p text:style-name="P1">line and connected all involved researchers. We thank</text:p>
      <text:p text:style-name="P1">Mark Brand from Google Project Zero for contributing</text:p>
      <text:p text:style-name="P1">ideas and Peter Cordes and Henry Wong for valuable</text:p>
      <text:p text:style-name="P1">feedback. We would like to thank our anonymous re-</text:p>
      <text:p text:style-name="P1">viewers for their valuable feedback. Furthermore, we</text:p>
      <text:p text:style-name="P1">would like to thank Intel, ARM, Qualcomm, and Mi-</text:p>
      <text:p text:style-name="P1">crosoft for feedback on an early draft.Daniel Gruss, Moritz Lipp, Stefan Mangard and</text:p>
      <text:p text:style-name="P1">Michael Schwarz were supported by the European Re-</text:p>
      <text:p text:style-name="P1">search Council (ERC) under the European Union’s Hori-</text:p>
      <text:p text:style-name="P1">zon 2020 research and innovation programme (grant</text:p>
      <text:p text:style-name="P1">agreement No 681402).</text:p>
      <text:p text:style-name="P1">Daniel Genkin was supported by NSF awards</text:p>
      <text:p text:style-name="P1">#1514261 and #1652259, financial assistance award</text:p>
      <text:p text:style-name="P1">70NANB15H328 from the U.S. Department of Com-</text:p>
      <text:p text:style-name="P1"><text:soft-page-break/>merce, National Institute of Standards and Technol-</text:p>
      <text:p text:style-name="P1">ogy, the 2017-2018 Rothschild Postdoctoral Fellowship,</text:p>
      <text:p text:style-name="P1">and the Defense Advanced Research Project Agency</text:p>
      <text:p text:style-name="P1">(DARPA) under Contract #FA8650-16-C-7622.</text:p>
      <text:p text:style-name="P1">References</text:p>
      <text:p text:style-name="P1">[1] AMD. Software techniques for managing speculation on AMD</text:p>
      <text:p text:style-name="P1">processors, 2018.</text:p>
      <text:p text:style-name="P1">[2] ARM.</text:p>
      <text:p text:style-name="P1">AArch64 Linux kernel port (KPTI base),</text:p>
      <text:p text:style-name="P1">https://git.kernel.org/pub/scm/linux/kernel/</text:p>
      <text:p text:style-name="P1">git/arm64/linux.git/log/?h=kpti 2018.</text:p>
      <text:p text:style-name="P1">[3] ARM L IMITED . ARM CoreLink CCI-400 Cache Coherent In-</text:p>
      <text:p text:style-name="P1">terconnect Technical Reference Manual, r1p5 ed. ARM Limited,</text:p>
      <text:p text:style-name="P1">2015.</text:p>
      <text:p text:style-name="P1">[4] B ENGER , N., VAN DE P OL , J., S MART , N. P., AND Y AROM , Y.</text:p>
      <text:p text:style-name="P1">“Ooh Aah... Just a Little Bit”: A small amount of side channel</text:p>
      <text:p text:style-name="P1">can go a long way. In CHES’14 (2014).</text:p>
      <text:p text:style-name="P1">[5] B OLDIN , P. Meltdown reading other process’s memory, https:</text:p>
      <text:p text:style-name="P1">//www.youtube.com/watch?v=EMBGXswJC4s Jan 2018.</text:p>
      <text:p text:style-name="P1">[15] G LEIXNER , T.</text:p>
      <text:p text:style-name="P1">x86/kpti: Kernel Page Table Isolation</text:p>
      <text:p text:style-name="P1">(was KAISER), https://lkml.org/lkml/2017/12/4/709</text:p>
      <text:p text:style-name="P1">Dec 2017.</text:p>
      <text:p text:style-name="P1">[16] G RAS , B., R AZAVI , K., B OSMAN , E., B OS , H., AND G IUF -</text:p>
      <text:p text:style-name="P1">FRIDA , C. ASLR on the Line: Practical Cache Attacks on the</text:p>
      <text:p text:style-name="P1">MMU. In NDSS (2017).</text:p>
      <text:p text:style-name="P1">[17] G RISENTHWAITE , R. Cache Speculation Side-channels, 2018.</text:p>
      <text:p text:style-name="P1">[18] G RUSS , D. [RFC, PATCH] x86 64: KAISER - do not map kernel</text:p>
      <text:p text:style-name="P1">in user mode, https://lkml.org/lkml/2017/5/4/220 May</text:p>
      <text:p text:style-name="P1">2017.</text:p>
      <text:p text:style-name="P1">[19] G RUSS , D., L ETTNER , J., S CHUSTER , F., O HRIMENKO , O.,</text:p>
      <text:p text:style-name="P1">H ALLER , I., AND C OSTA , M. Strong and Efficient Cache Side-</text:p>
      <text:p text:style-name="P1">Channel Protection using Hardware Transactional Memory. In</text:p>
      <text:p text:style-name="P1">USENIX Security Symposium (2017).</text:p>
      <text:p text:style-name="P1">[20] G RUSS , D., L IPP , M., S CHWARZ , M., F ELLNER , R., M AU -</text:p>
      <text:p text:style-name="P1">RICE , C., AND M ANGARD , S. KASLR is Dead: Long Live</text:p>
      <text:p text:style-name="P1">KASLR. In International Symposium on Engineering Secure</text:p>
      <text:p text:style-name="P1">Software and Systems (2017), Springer, pp. 161–176.</text:p>
      <text:p text:style-name="P1">[21] G RUSS , D., M AURICE , C., F OGH , A., L IPP , M., AND M AN -</text:p>
      <text:p text:style-name="P1">GARD , S. Prefetch Side-Channel Attacks: Bypassing SMAP and</text:p>
      <text:p text:style-name="P1">Kernel ASLR. In CCS (2016).</text:p>
      <text:p text:style-name="P1">[22] G RUSS , D., M AURICE , C., W AGNER , K., AND M ANGARD ,</text:p>
      <text:p text:style-name="P1">S. Flush+Flush: A Fast and Stealthy Cache Attack. In DIMVA</text:p>
      <text:p text:style-name="P1">(2016).</text:p>
      <text:p text:style-name="P1">[23] G RUSS , D., S PREITZER , R., AND M ANGARD , S. Cache</text:p>
      <text:p text:style-name="P1">Template Attacks: Automating Attacks on Inclusive Last-Level</text:p>
      <text:p text:style-name="P1">Caches. In USENIX Security Symposium (2015).</text:p>
      <text:p text:style-name="P1">[24] H ANSEN , D. [PATCH 00/23] KAISER: unmap most of the kernel</text:p>
      <text:p text:style-name="P1">from userspace page tables, https://lkml.org/lkml/2017/</text:p>
      <text:p text:style-name="P1">10/31/884 Oct 2017.</text:p>
      <text:p text:style-name="P1">[6] B URGESS , B. Samsung Exynos M1 Processor. In IEEE Hot</text:p>
      <text:p text:style-name="P1">Chips (2016). [25] H ANSEN , D. [v2] KAISER: unmap most of the kernel from</text:p>
      <text:p text:style-name="P1"><text:soft-page-break/>userspace page tables, https://lkml.org/lkml/2017/11/</text:p>
      <text:p text:style-name="P1">8/752 Nov 2017.</text:p>
      <text:p text:style-name="P1">[7] C ARVALHO , R. Twitter: Meltdown with uncached mem-</text:p>
      <text:p text:style-name="P1">ory,</text:p>
      <text:p text:style-name="P1">https://twitter.com/raphael_scarv/status/</text:p>
      <text:p text:style-name="P1">952078140028964864 Jan 2018. [26] H ANSEN , D. [v3] KAISER: unmap most of the kernel from</text:p>
      <text:p text:style-name="P1">userspace page tables, https://lkml.org/lkml/2017/11/</text:p>
      <text:p text:style-name="P1">10/433 Nov 2017.</text:p>
      <text:p text:style-name="P1">[8] C HENG , C.-C. The schemes and performances of dynamic</text:p>
      <text:p text:style-name="P1">branch predictors. Berkeley Wireless Research Center, Tech. Rep</text:p>
      <text:p text:style-name="P1">(2000). [27] H ANSEN , D. [v4] KAISER: unmap most of the kernel from</text:p>
      <text:p text:style-name="P1">userspace page tables, https://lkml.org/lkml/2017/11/</text:p>
      <text:p text:style-name="P1">22/956 Nov 2017.</text:p>
      <text:p text:style-name="P1">[9] D EVIES , A. M. AMD Takes Computing to a New Hori-</text:p>
      <text:p text:style-name="P1">zon with Ryzen TM Processors, https://www.amd.com/en-</text:p>
      <text:p text:style-name="P1">us/press-releases/Pages/amd-takes-computing-</text:p>
      <text:p text:style-name="P1">2016dec13.aspx 2016. [28] H ENNESSY , J. L., AND P ATTERSON , D. A. Computer Architec-</text:p>
      <text:p text:style-name="P1">ture: A Quantitative Approach, 6 ed. Morgan Kaufmann, 2017.</text:p>
      <text:p text:style-name="P1">[10] E CLYPSIUM . System Management Mode Speculative Execution</text:p>
      <text:p text:style-name="P1">Attacks,</text:p>
      <text:p text:style-name="P1">https://blog.eclypsium.com/2018/05/17/</text:p>
      <text:p text:style-name="P1">system-management-mode-speculative-execution-</text:p>
      <text:p text:style-name="P1">attacks/ May 2018. [30] H UTCHINGS , B. Linux 3.16.53, https://cdn.kernel.org/</text:p>
      <text:p text:style-name="P1">pub/linux/kernel/v3.x/ChangeLog-3.16.53 2018.</text:p>
      <text:p text:style-name="P1">[11] E DGE , J. Kernel address space layout randomization, https:</text:p>
      <text:p text:style-name="P1">//lwn.net/Articles/569635/ 2013. R 64 and IA-32 Architectures Optimization Refer-</text:p>
      <text:p text:style-name="P1">[32] I NTEL . Intel </text:p>
      <text:p text:style-name="P1">ence Manual, 2017.</text:p>
      <text:p text:style-name="P1">[12] E ICKEMEYER , R., L E , H., N GUYEN , D., S TOLT , B., AND</text:p>
      <text:p text:style-name="P1">T HOMPTO , B. Load lookahead prefetch for microproces-</text:p>
      <text:p text:style-name="P1">sors, 2006. https://encrypted.google.com/patents/</text:p>
      <text:p text:style-name="P1">US20060149935 US Patent App. 11/016,236. [33] I NTEL . Intel analysis of speculative execution side channels,</text:p>
      <text:p text:style-name="P1">https://newsroom.intel.com/wp-content/uploads/</text:p>
      <text:p text:style-name="P1">sites/11/2018/01/Intel-Analysis-of-Speculative-</text:p>
      <text:p text:style-name="P1">Execution-Side-Channels.pdf Jan 2018.</text:p>
      <text:p text:style-name="P1">[13] F OGH , A. Negative Result: Reading Kernel Memory From</text:p>
      <text:p text:style-name="P1">User Mode, https://cyber.wtf/2017/07/28/negative-</text:p>
      <text:p text:style-name="P1">result-reading-kernel-memory-from-user-mode/</text:p>
      <text:p text:style-name="P1">2017. [34] I ONESCU , A. Twitter: Apple Double Map, https://twitter.</text:p>
      <text:p text:style-name="P1">com/aionescu/status/948609809540046849 2017.</text:p>
      <text:p text:style-name="P1">[14] G ENS , D., A RIAS , O., S ULLIVAN , D., L IEBCHEN , C., J IN , Y.,</text:p>
      <text:p text:style-name="P1">AND S ADEGHI , A.-R. Lazarus: Practical side-channel resilient</text:p>
      <text:p text:style-name="P1">kernel-space randomization. In International Symposium on Re-</text:p>
      <text:p text:style-name="P1">search in Attacks, Intrusions, and Defenses (2017).</text:p>
      <text:p text:style-name="P1">[29] H UND , R., W ILLEMS , C., AND H OLZ , T. Practical Timing Side</text:p>
      <text:p text:style-name="P1">Channel Attacks against Kernel Space ASLR. In S&amp;P (2013).</text:p>
      <text:p text:style-name="P1">[31] I NTEL . An introduction to the intel quickpath interconnect, Jan</text:p>
      <text:p text:style-name="P1">2009.</text:p>
      <text:p text:style-name="P1">[35] I ONESCU , A.</text:p>
      <text:p text:style-name="P1">Twitter:</text:p>
      <text:p text:style-name="P1">Meltdown with uncached</text:p>
      <text:p text:style-name="P1"><text:soft-page-break/>memory,</text:p>
      <text:p text:style-name="P1">https://twitter.com/aionescu/status/</text:p>
      <text:p text:style-name="P1">950994906759143425 Jan 2018.</text:p>
      <text:p text:style-name="P1">[36] I RAZOQUI , G., I NCI , M. S., E ISENBARTH , T., AND S UNAR , B.</text:p>
      <text:p text:style-name="P1">Wait a minute! A fast, Cross-VM attack on AES. In RAID’14</text:p>
      <text:p text:style-name="P1">(2014).[37] J ANG , Y., L EE , S., AND K IM , T. Breaking Kernel Address</text:p>
      <text:p text:style-name="P1">Space Layout Randomization with Intel TSX. In CCS (2016). [56] P ERCIVAL , C. Cache missing for fun and profit. In Proceedings</text:p>
      <text:p text:style-name="P1">of BSDCan (2005).</text:p>
      <text:p text:style-name="P1">[38] J IM ÉNEZ , D. A., AND L IN , C. Dynamic branch prediction with</text:p>
      <text:p text:style-name="P1">perceptrons. In High-Performance Computer Architecture, 2001.</text:p>
      <text:p text:style-name="P1">HPCA. The Seventh International Symposium on (2001), IEEE,</text:p>
      <text:p text:style-name="P1">pp. 197–206. [57] P HORONIX .</text:p>
      <text:p text:style-name="P1">Linux 4.12 To Enable KASLR By De-</text:p>
      <text:p text:style-name="P1">fault, https://www.phoronix.com/scan.php?page=news_</text:p>
      <text:p text:style-name="P1">item&amp;px=KASLR-Default-Linux-4.12 2017.</text:p>
      <text:p text:style-name="P1">[39] J OHNSON , K. KVA Shadow: Mitigating Meltdown on Windows,</text:p>
      <text:p text:style-name="P1">https://blogs.technet.microsoft.com/srd/2018/03/</text:p>
      <text:p text:style-name="P1">23/kva-shadow-mitigating-meltdown-on-windows/</text:p>
      <text:p text:style-name="P1">Mar 2018.</text:p>
      <text:p text:style-name="P1">[40] K OCHER , P., H ORN , J., F OGH , A., G ENKIN , D., G RUSS ,</text:p>
      <text:p text:style-name="P1">G., H AAS , W., H AMBURG , M., L IPP , M., M ANGARD , S.,</text:p>
      <text:p text:style-name="P1">P RESCHER , T., S CHWARZ , M., AND Y AROM , Y. Spectre at-</text:p>
      <text:p text:style-name="P1">tacks: Exploiting speculative execution. In S&amp;P (2019). A pre-</text:p>
      <text:p text:style-name="P1">print was published in 2018 as arXiv:1801.01203.</text:p>
      <text:p text:style-name="P1">[41] K OCHER , P. C. Timing Attacks on Implementations of Diffe-</text:p>
      <text:p text:style-name="P1">Hellman, RSA, DSS, and Other Systems. In CRYPTO (1996).</text:p>
      <text:p text:style-name="P1">[42] K ROAH -H ARTMAN , G.</text:p>
      <text:p text:style-name="P1">Linux 4.14.11, https://cdn.</text:p>
      <text:p text:style-name="P1">kernel.org/pub/linux/kernel/v4.x/ChangeLog-</text:p>
      <text:p text:style-name="P1">4.14.11 2018.</text:p>
      <text:p text:style-name="P1">[43] K ROAH -H ARTMAN , G.</text:p>
      <text:p text:style-name="P1">Linux 4.4.110, https://cdn.</text:p>
      <text:p text:style-name="P1">kernel.org/pub/linux/kernel/v4.x/ChangeLog-</text:p>
      <text:p text:style-name="P1">4.4.110 2018.</text:p>
      <text:p text:style-name="P1">[58] S CHWARZ , M., L IPP , M., G RUSS , D., W EISER , S., M AURICE ,</text:p>
      <text:p text:style-name="P1">C., S PREITZER , R., AND M ANGARD , S. KeyDrown: Eliminat-</text:p>
      <text:p text:style-name="P1">ing Software-Based Keystroke Timing Side-Channel Attacks. In</text:p>
      <text:p text:style-name="P1">NDSS’18 (2018).</text:p>
      <text:p text:style-name="P1">[59] S ORIN , D. J., H ILL , M. D., AND W OOD , D. A. A Primer on</text:p>
      <text:p text:style-name="P1">Memory Consistency and Cache Coherence. 2011.</text:p>
      <text:p text:style-name="P1">[60] T ERAN , E., W ANG , Z., AND J IM ÉNEZ , D. A. Perceptron learn-</text:p>
      <text:p text:style-name="P1">ing for reuse prediction. In Microarchitecture (MICRO), 2016</text:p>
      <text:p text:style-name="P1">49th Annual IEEE/ACM International Symposium on (2016),</text:p>
      <text:p text:style-name="P1">IEEE, pp. 1–12.</text:p>
      <text:p text:style-name="P1">[61] T OMASULO , R. M. An efficient algorithm for exploiting multi-</text:p>
      <text:p text:style-name="P1">ple arithmetic units. IBM Journal of research and Development</text:p>
      <text:p text:style-name="P1">11, 1 (1967), 25–33.</text:p>
      <text:p text:style-name="P1">[62] V INTAN , L. N., AND I RIDON , M. Towards a high performance</text:p>
      <text:p text:style-name="P1">neural branch predictor. In Neural Networks, 1999. IJCNN’99.</text:p>
      <text:p text:style-name="P1">International Joint Conference on (1999), vol. 2, IEEE, pp. 868–</text:p>
      <text:p text:style-name="P1">873.</text:p>
      <text:p text:style-name="P1"><text:soft-page-break/>[44] K ROAH -H ARTMAN , G. Linux 4.9.75, https://cdn.kernel.</text:p>
      <text:p text:style-name="P1">org/pub/linux/kernel/v4.x/ChangeLog-4.9.75 2018. [63] Y AROM , Y., AND F ALKNER , K. Flush+Reload: a High Reso-</text:p>
      <text:p text:style-name="P1">lution, Low Noise, L3 Cache Side-Channel Attack. In USENIX</text:p>
      <text:p text:style-name="P1">Security Symposium (2014).</text:p>
      <text:p text:style-name="P1">[45] L EE , B., M ALISHEVSKY , A., B ECK , D., S CHMID , A., AND</text:p>
      <text:p text:style-name="P1">L ANDRY , E. Dynamic branch prediction. Oregon State Univer-</text:p>
      <text:p text:style-name="P1">sity. [64] Y EH , T.-Y., AND P ATT , Y. N. Two-level adaptive training</text:p>
      <text:p text:style-name="P1">branch prediction. In Proceedings of the 24th annual interna-</text:p>
      <text:p text:style-name="P1">tional symposium on Microarchitecture (1991), ACM, pp. 51–61.</text:p>
      <text:p text:style-name="P1">[46] L EVIN , J. Mac OS X and IOS Internals: To the Apple’s Core.</text:p>
      <text:p text:style-name="P1">John Wiley &amp; Sons, 2012. [65] Z HANG , Y., J UELS , A., R EITER , M. K., AND R ISTENPART ,</text:p>
      <text:p text:style-name="P1">T. Cross-Tenant Side-Channel Attacks in PaaS Clouds. In CCS</text:p>
      <text:p text:style-name="P1">(2014).</text:p>
      <text:p text:style-name="P1">[47] L IPP , M., G RUSS , D., S PREITZER , R., M AURICE , C., AND</text:p>
      <text:p text:style-name="P1">M ANGARD , S. ARMageddon: Cache Attacks on Mobile De-</text:p>
      <text:p text:style-name="P1">vices. In USENIX Security Symposium (2016).</text:p>
      <text:p text:style-name="P1">[48] L IU , F., Y AROM , Y., G E , Q., H EISER , G., AND L EE , R. B.</text:p>
      <text:p text:style-name="P1">Last-Level Cache Side-Channel Attacks are Practical. In IEEE</text:p>
      <text:p text:style-name="P1">Symposium on Security and Privacy – SP (2015), IEEE Computer</text:p>
      <text:p text:style-name="P1">Society, pp. 605–622.</text:p>
      <text:p text:style-name="P1">[49] LWN. The current state of kernel page-table isolation, https://</text:p>
      <text:p text:style-name="P1">lwn.net/SubscriberLink/741878/eb6c9d3913d7cb2b/</text:p>
      <text:p text:style-name="P1">Dec. 2017.</text:p>
      <text:p text:style-name="P1">[50] M AISURADZE , G., AND R OSSOW , C. Speculose: Analyz-</text:p>
      <text:p text:style-name="P1">ing the Security Implications of Speculative Execution in CPUs.</text:p>
      <text:p text:style-name="P1">arXiv:1801.04084 (2018).</text:p>
      <text:p text:style-name="P1">[51] M ANDT , T. Attacking the iOS Kernel: A Look at ’evasi0n’,</text:p>
      <text:p text:style-name="P1">www.nislab.no/content/download/38610/481190/</text:p>
      <text:p text:style-name="P1">file/NISlecture201303.pdf 2013.</text:p>
      <text:p text:style-name="P1">[52] M AURICE , C., W EBER , M., S CHWARZ , M., G INER , L.,</text:p>
      <text:p text:style-name="P1">G RUSS , D., A LBERTO B OANO , C., M ANGARD , S., AND</text:p>
      <text:p text:style-name="P1">R ÖMER , K. Hello from the Other Side: SSH over Robust Cache</text:p>
      <text:p text:style-name="P1">Covert Channels in the Cloud. In NDSS (2017).</text:p>
      <text:p text:style-name="P1">[53] M ILLER , M. Mitigating speculative execution side channel hard-</text:p>
      <text:p text:style-name="P1">ware vulnerabilities, https://blogs.technet.microsoft.</text:p>
      <text:p text:style-name="P1">com/srd/2018/03/15/mitigating-speculative-</text:p>
      <text:p text:style-name="P1">execution-side-channel-hardware-vulnerabilities/</text:p>
      <text:p text:style-name="P1">Mar 2018.</text:p>
      <text:p text:style-name="P1">[54] M OLNAR ,</text:p>
      <text:p text:style-name="P1">I.</text:p>
      <text:p text:style-name="P1">x86:</text:p>
      <text:p text:style-name="P1">Enable KASLR by de-</text:p>
      <text:p text:style-name="P1">fault,</text:p>
      <text:p text:style-name="P1">https://git.kernel.org/pub/scm/linux/</text:p>
      <text:p text:style-name="P1">kernel/git/torvalds/linux.git/commit/?id=</text:p>
      <text:p text:style-name="P1">6807c84652b0b7e2e198e50a9ad47ef41b236e59 2017.</text:p>
      <text:p text:style-name="P1">[55] O SVIK , D. A., S HAMIR , A., AND T ROMER , E. Cache Attacks</text:p>
      <text:p text:style-name="P1">and Countermeasures: the Case of AES. In CT-RSA (2006).</text:p>
      <text:p text:style-name="P1">A</text:p>
      <text:p text:style-name="P1">Meltdown in Practice</text:p>
      <text:p text:style-name="P1">In this section, we show how Meltdown can be used in</text:p>
      <text:p text:style-name="P1"><text:soft-page-break/>practice. In Appendix A.1, we show physical memory</text:p>
      <text:p text:style-name="P1">dumps obtained via Meltdown, including passwords of</text:p>
      <text:p text:style-name="P1">the Firefox password manager. In Appendix A.2, we</text:p>
      <text:p text:style-name="P1">demonstrate a real-world exploit.</text:p>
      <text:p text:style-name="P1">A.1</text:p>
      <text:p text:style-name="P1">Physical-memory Dump using Melt-</text:p>
      <text:p text:style-name="P1">down</text:p>
      <text:p text:style-name="P1">Listing 3 shows a memory dump using Meltdown on</text:p>
      <text:p text:style-name="P1">an Intel Core i7-6700K running Ubuntu 16.10 with the</text:p>
      <text:p text:style-name="P1">Linux kernel 4.8.0. In this example, we can identify</text:p>
      <text:p text:style-name="P1">HTTP headers of a request to a web server running on</text:p>
      <text:p text:style-name="P1">the machine. The XX cases represent bytes where the side</text:p>
      <text:p text:style-name="P1">channel did not yield any results, i.e., no Flush+Reload</text:p>
      <text:p text:style-name="P1">hit. Additional repetitions of the attack may still be able</text:p>
      <text:p text:style-name="P1">to read these bytes.</text:p>
      <text:p text:style-name="P1">Listing 4 shows a memory dump of Firefox 56 using</text:p>
      <text:p text:style-name="P1">Meltdown on the same machine. We can clearly iden-</text:p>
      <text:p text:style-name="P1">tify some of the passwords that are stored in the internal</text:p>
      <text:p text:style-name="P1">password manager, i.e., Dolphin18, insta 0203, and</text:p>
      <text:p text:style-name="P1">secretpwd0. The attack also recovered a URL which</text:p>
      <text:p text:style-name="P1">appears to be related to a Firefox add-on.</text:p>
      <text:p text:style-name="P1">A.2 <text:s/>Real-world Meltdown Exploit</text:p>
      <text:p text:style-name="P1">In this section, we present a real-world exploit showing</text:p>
      <text:p text:style-name="P1">the applicability of Meltdown in practice, implemented</text:p>
      <text:p text:style-name="P1">by Pavel Boldin in collaboration with Raphael Carvalho.</text:p>
      <text:p text:style-name="P1">The exploit dumps the memory of a specific process, pro-</text:p>
      <text:p text:style-name="P1">vided either the process id (PID) or the process name.</text:p>
      <text:p text:style-name="P1">First, the exploit de-randomizes the kernel address</text:p>
      <text:p text:style-name="P1">space layout to be able to access internal kernel struc-</text:p>
      <text:p text:style-name="P1">tures. Second, the kernel’s task list is traversed until the</text:p>
      <text:p text:style-name="P1">victim process is found. Finally, the root of the victim’s</text:p>
      <text:p text:style-name="P1">multilevel page table is extracted from the task structure</text:p>
      <text:p text:style-name="P1">and traversed to dump any of the victim’s pages.</text:p>
      <text:p text:style-name="P1">The three steps of the exploit are combined to an end-</text:p>
      <text:p text:style-name="P1">to-end exploit which targets a specific kernel build and</text:p>
      <text:p text:style-name="P1">a specific victim. The exploit can easily be adapted to</text:p>
      <text:p text:style-name="P1">work on any kernel build. The only requirement is ac-</text:p>
      <text:p text:style-name="P1">cess to either the binary or the symbol table of the kernel,</text:p>
      <text:p text:style-name="P1">which is true for all public kernels which are distributed</text:p>
      <text:p text:style-name="P1">as packages, i.e., not self-compiled. In the remainder</text:p>
      <text:p text:style-name="P1">of this section, we provide a detailed explanation of the</text:p>
      <text:p text:style-name="P1">three steps.</text:p>
      <text:p text:style-name="P1">A.2.1</text:p>
      <text:p text:style-name="P1">Breaking KASLR</text:p>
      <text:p text:style-name="P1">The first step is to de-randomize KASLR to access in-</text:p>
      <text:p text:style-name="P1">ternal kernel structures. The exploit locates a known</text:p>
      <text:p text:style-name="P1">value inside the kernel, specifically the Linux banner</text:p>
      <text:p text:style-name="P1">string, as the content is known and it is large enough to</text:p>
      <text:p text:style-name="P1">rule out false positives. It starts looking for the banner</text:p>
      <text:p text:style-name="P1">string at the (non-randomized) default address according</text:p>
      <text:p text:style-name="P1">to the symbol table of the running kernel. If the string</text:p>
      <text:p text:style-name="P1">is not found, the next attempt is made at the next pos-</text:p>
      <text:p text:style-name="P1"><text:soft-page-break/>sible randomized address until the target is found. As</text:p>
      <text:p text:style-name="P1">the Linux KASLR implementation only has an entropy</text:p>
      <text:p text:style-name="P1">of 6 bits [37], there are only 64 possible randomization</text:p>
      <text:p text:style-name="P1">offsets, making this approach practical.</text:p>
      <text:p text:style-name="P1">The difference between the found address and the non-</text:p>
      <text:p text:style-name="P1">randomized base address is then the randomization offset</text:p>
      <text:p text:style-name="P1">of the kernel address space. The remainder of this section</text:p>
      <text:p text:style-name="P1">assumes that addresses are already de-randomized using</text:p>
      <text:p text:style-name="P1">the detected offset.</text:p>
      <text:p text:style-name="P1">A.2.2</text:p>
      <text:p text:style-name="P1">Locating the Victim Process</text:p>
      <text:p text:style-name="P1">Linux manages all processes (including their hierarchy)</text:p>
      <text:p text:style-name="P1">in a linked list. The head of this task list is stored in the</text:p>
      <text:p text:style-name="P1">init task structure, which is at a fixed offset that only</text:p>
      <text:p text:style-name="P1">varies among different kernel builds. Thus, knowledge</text:p>
      <text:p text:style-name="P1">of the kernel build is sufficient to locate the task list.</text:p>
      <text:p text:style-name="P1">Among other members, each task list structure con-</text:p>
      <text:p text:style-name="P1">tains a pointer to the next element in the task list as well</text:p>
      <text:p text:style-name="P1">as a task’s PID, name, and the root of the multilevel page</text:p>
      <text:p text:style-name="P1">table. Thus, the exploit traverses the task list until the</text:p>
      <text:p text:style-name="P1">victim process is found.</text:p>
      <text:p text:style-name="P1">A.2.3</text:p>
      <text:p text:style-name="P1">Dumping the Victim Process</text:p>
      <text:p text:style-name="P1">The root of the multilevel page table is extracted from</text:p>
      <text:p text:style-name="P1">the victim’s task list entry. The page table entries on</text:p>
      <text:p text:style-name="P1">all levels are physical page addresses. Meltdown can</text:p>
      <text:p text:style-name="P1">read these addresses via the direct-physical map, i.e., by</text:p>
      <text:p text:style-name="P1">adding the base address of the direct-physical map to the</text:p>
      <text:p text:style-name="P1">physical addresses. This base address is 0xffff 8800</text:p>
      <text:p text:style-name="P1">0000 0000 if the direct-physical map is not randomized.</text:p>
      <text:p text:style-name="P1">If the direct-physical map is randomized, it can be ex-</text:p>
      <text:p text:style-name="P1">tracted from the kernel’s page offset base variable.</text:p>
      <text:p text:style-name="P1">Starting at the root of the victim’s multilevel page ta-</text:p>
      <text:p text:style-name="P1">ble, the exploit can simply traverse the levels down to the</text:p>
      <text:p text:style-name="P1">lowest level. For a specific address of the victim, the ex-</text:p>
      <text:p text:style-name="P1">ploit uses the paging structures to resolve the respective</text:p>
      <text:p text:style-name="P1">physical address and read the content of this physical ad-</text:p>
      <text:p text:style-name="P1">dress via the direct-physical map. The exploit can also</text:p>
      <text:p text:style-name="P1">be easily extended to enumerate all pages belonging to</text:p>
      <text:p text:style-name="P1">the victim process, and then dump any (or all) of these</text:p>
      <text:p text:style-name="P1">p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00:24:40.030404794</meta:creation-date>
    <dc:date>2019-06-24T00:31:39.920362064</dc:date>
    <meta:editing-duration>PT7M1S</meta:editing-duration>
    <meta:editing-cycles>1</meta:editing-cycles>
    <meta:document-statistic meta:table-count="0" meta:image-count="0" meta:object-count="0" meta:page-count="33" meta:paragraph-count="1701" meta:word-count="14327" meta:character-count="86567" meta:non-whitespace-character-count="73944"/>
    <meta:generator>LibreOffice/5.1.6.2$Linux_X86_64 LibreOffice_project/10m0$Build-2</meta:generator>
  </office:meta>
</office:document-meta>
</file>